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2791in"/>
    </style:style>
    <style:style style:name="co4" style:family="table-column">
      <style:table-column-properties fo:break-before="auto" style:column-width="0.2146in"/>
    </style:style>
    <style:style style:name="co5" style:family="table-column">
      <style:table-column-properties fo:break-before="auto" style:column-width="0.2362in"/>
    </style:style>
    <style:style style:name="co6" style:family="table-column">
      <style:table-column-properties fo:break-before="auto" style:column-width="0.8283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117"/>
    <style:style style:name="ce4" style:family="table-cell" style:parent-style-name="Default" style:data-style-name="N1">
      <style:table-cell-properties fo:padding-bottom="0.0193in" fo:padding-left="0.0138in" fo:padding-right="0.0138in" fo:padding-top="0.0193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6" table:default-cell-style-name="ce3"/>
        <table:table-column table:style-name="co2" table:default-cell-style-name="ce3"/>
        <table:table-column table:style-name="co7" table:default-cell-style-name="ce3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8" table:default-cell-style-name="ce4"/>
        <table:table-column table:style-name="co2" table:number-columns-repeated="3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3" table:default-cell-style-name="Default"/>
        <table:table-column table:style-name="co2" table:number-columns-repeated="4" table:default-cell-style-name="ce3"/>
        <table:table-column table:style-name="co2" table:number-columns-repeated="5" table:default-cell-style-name="Default"/>
        <table:table-column table:style-name="co2" table:number-columns-repeated="3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column table:style-name="co2" table:number-columns-repeated="4" table:default-cell-style-name="Default"/>
        <table:table-column table:style-name="co2" table:number-columns-repeated="3" table:default-cell-style-name="ce3"/>
        <table:table-row table:style-name="ro1">
          <table:table-cell table:number-columns-repeated="6"/>
          <table:table-cell table:style-name="ce1" office:value-type="string" table:number-columns-spanned="8" table:number-rows-spanned="1">
            <text:p>Openmp, 1</text:p>
          </table:table-cell>
          <table:covered-table-cell table:number-columns-repeated="7"/>
          <table:table-cell/>
          <table:table-cell table:style-name="ce1" office:value-type="string" table:number-columns-spanned="7" table:number-rows-spanned="1">
            <text:p>sse2</text:p>
          </table:table-cell>
          <table:covered-table-cell table:number-columns-repeated="5"/>
          <table:covered-table-cell table:style-name="ce3"/>
          <table:table-cell table:number-columns-repeated="6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3"/>
          <table:table-cell table:style-name="ce1" table:number-columns-spanned="4" table:number-rows-spanned="1"/>
          <table:covered-table-cell table:number-columns-repeated="3"/>
          <table:table-cell table:number-columns-repeated="4"/>
          <table:table-cell table:style-name="ce1" table:number-columns-spanned="4" table:number-rows-spanned="1"/>
          <table:covered-table-cell table:number-columns-repeated="2"/>
          <table:covered-table-cell table:style-name="ce3"/>
          <table:table-cell table:number-columns-repeated="3"/>
          <table:table-cell table:style-name="ce1" table:number-columns-spanned="4" table:number-rows-spanned="1"/>
          <table:covered-table-cell table:number-columns-repeated="2"/>
          <table:covered-table-cell table:style-name="ce3"/>
          <table:table-cell table:number-columns-repeated="3"/>
          <table:table-cell table:style-name="ce1" table:number-columns-spanned="4" table:number-rows-spanned="1"/>
          <table:covered-table-cell table:number-columns-repeated="2"/>
          <table:covered-table-cell table:style-name="ce3"/>
          <table:table-cell table:number-columns-repeated="3"/>
        </table:table-row>
        <table:table-row table:style-name="ro2">
          <table:table-cell/>
          <table:table-cell office:value-type="string">
            <text:p>n</text:p>
          </table:table-cell>
          <table:table-cell table:number-columns-repeated="3"/>
          <table:table-cell office:value-type="string">
            <text:p>n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Actual MFLOPS</text:p>
          </table:table-cell>
          <table:table-cell office:value-type="string">
            <text:p>DCM/FLOP</text:p>
          </table:table-cell>
          <table:table-cell office:value-type="string">
            <text:p>INS/FLOP</text:p>
          </table:table-cell>
          <table:table-cell office:value-type="string">
            <text:p>n</text:p>
          </table:table-cell>
          <table:table-cell office:value-type="string">
            <text:p>TOT_INS</text:p>
          </table:table-cell>
          <table:table-cell office:value-type="string">
            <text:p>FP_OPS</text:p>
          </table:table-cell>
          <table:table-cell office:value-type="string">
            <text:p>L1_DCM</text:p>
          </table:table-cell>
          <table:table-cell office:value-type="string">
            <text:p>time</text:p>
          </table:table-cell>
          <table:table-cell office:value-type="string">
            <text:p>MFLOP/s</text:p>
          </table:table-cell>
          <table:table-cell office:value-type="string">
            <text:p>DCM/FLOP</text:p>
          </table:table-cell>
          <table:table-cell table:style-name="ce3" office:value-type="string">
            <text:p>INS/FLOP</text:p>
          </table:table-cell>
          <table:table-cell table:number-columns-repeated="59"/>
          <table:table-cell table:style-name="ce3"/>
          <table:table-cell table:number-columns-repeated="6"/>
          <table:table-cell table:style-name="ce3"/>
          <table:table-cell table:number-columns-repeated="6"/>
          <table:table-cell table:style-name="ce3"/>
          <table:table-cell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3]" office:value-type="float" office:value="100">
            <text:p>100</text:p>
          </table:table-cell>
          <table:table-cell office:value-type="string">
            <text:p>,</text:p>
          </table:table-cell>
          <table:table-cell table:formula="of:=[.L3]" office:value-type="float" office:value="3160.71917036011">
            <text:p>3160.7191703601</text:p>
          </table:table-cell>
          <table:table-cell office:value-type="string">
            <text:p>)</text:p>
          </table:table-cell>
          <table:table-cell office:value-type="float" office:value="100">
            <text:p>100</text:p>
          </table:table-cell>
          <table:table-cell office:value-type="float" office:value="100857180">
            <text:p>100857180</text:p>
          </table:table-cell>
          <table:table-cell office:value-type="float" office:value="47666616">
            <text:p>47666616</text:p>
          </table:table-cell>
          <table:table-cell office:value-type="float" office:value="730739">
            <text:p>730739</text:p>
          </table:table-cell>
          <table:table-cell table:style-name="Default" office:value-type="float" office:value="76">
            <text:p>76</text:p>
          </table:table-cell>
          <table:table-cell table:style-name="Default" table:formula="of:=[.H3]/[.J3]/10^3" office:value-type="float" office:value="627.192315789474">
            <text:p>627.1923157895</text:p>
          </table:table-cell>
          <table:table-cell table:style-name="Default" table:formula="of:=[.K3]*[.W3]" office:value-type="float" office:value="3160.71917036011">
            <text:p>3160.7191703601</text:p>
          </table:table-cell>
          <table:table-cell table:style-name="Default" table:formula="of:=[.I3]/[.H3]" office:value-type="float" office:value="0.015330205106232">
            <text:p>0.0153302051</text:p>
          </table:table-cell>
          <table:table-cell table:style-name="Default" table:formula="of:=[.G3]/[.H3]" office:value-type="float" office:value="2.11588714415976">
            <text:p>2.1158871442</text:p>
          </table:table-cell>
          <table:table-cell office:value-type="float" office:value="100">
            <text:p>100</text:p>
          </table:table-cell>
          <table:table-cell office:value-type="float" office:value="1172485079">
            <text:p>1172485079</text:p>
          </table:table-cell>
          <table:table-cell office:value-type="float" office:value="533879020">
            <text:p>533879020</text:p>
          </table:table-cell>
          <table:table-cell office:value-type="float" office:value="15129621">
            <text:p>15129621</text:p>
          </table:table-cell>
          <table:table-cell table:style-name="Default" office:value-type="float" office:value="383">
            <text:p>383</text:p>
          </table:table-cell>
          <table:table-cell table:style-name="Default" table:formula="of:=[.Q3]/[.S3]/10^3" office:value-type="float" office:value="1393.94">
            <text:p>1393.94</text:p>
          </table:table-cell>
          <table:table-cell table:style-name="Default" table:formula="of:=[.R3]/[.Q3]" office:value-type="float" office:value="0.028339043927967">
            <text:p>0.0283390439</text:p>
          </table:table-cell>
          <table:table-cell table:formula="of:=[.P3]/[.Q3]" office:value-type="float" office:value="2.19616249201926">
            <text:p>2.196162492</text:p>
          </table:table-cell>
          <table:table-cell table:formula="of:=[.S3]/[.J3]" office:value-type="float" office:value="5.03947368421053">
            <text:p>5.0394736842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4]" office:value-type="float" office:value="200">
            <text:p>200</text:p>
          </table:table-cell>
          <table:table-cell office:value-type="string">
            <text:p>,</text:p>
          </table:table-cell>
          <table:table-cell table:formula="of:=[.L4]" office:value-type="float" office:value="5589.22296596699">
            <text:p>5589.222965967</text:p>
          </table:table-cell>
          <table:table-cell office:value-type="string">
            <text:p>)</text:p>
          </table:table-cell>
          <table:table-cell office:value-type="float" office:value="200">
            <text:p>200</text:p>
          </table:table-cell>
          <table:table-cell office:value-type="float" office:value="754682329">
            <text:p>754682329</text:p>
          </table:table-cell>
          <table:table-cell office:value-type="float" office:value="390176254">
            <text:p>390176254</text:p>
          </table:table-cell>
          <table:table-cell office:value-type="float" office:value="19313272">
            <text:p>19313272</text:p>
          </table:table-cell>
          <table:table-cell table:style-name="Default" office:value-type="float" office:value="391">
            <text:p>391</text:p>
          </table:table-cell>
          <table:table-cell table:style-name="Default" table:formula="of:=[.H4]/[.J4]/10^3" office:value-type="float" office:value="997.893232736573">
            <text:p>997.8932327366</text:p>
          </table:table-cell>
          <table:table-cell table:style-name="Default" table:formula="of:=[.K4]*[.W4]" office:value-type="float" office:value="5589.22296596699">
            <text:p>5589.222965967</text:p>
          </table:table-cell>
          <table:table-cell table:style-name="Default" table:formula="of:=[.I4]/[.H4]" office:value-type="float" office:value="0.0494988400806165">
            <text:p>0.0494988401</text:p>
          </table:table-cell>
          <table:table-cell table:style-name="Default" table:formula="of:=[.G4]/[.H4]" office:value-type="float" office:value="1.93420876145887">
            <text:p>1.9342087615</text:p>
          </table:table-cell>
          <table:table-cell office:value-type="float" office:value="200">
            <text:p>200</text:p>
          </table:table-cell>
          <table:table-cell office:value-type="float" office:value="9313561561">
            <text:p>9313561561</text:p>
          </table:table-cell>
          <table:table-cell office:value-type="float" office:value="4258169158">
            <text:p>4258169158</text:p>
          </table:table-cell>
          <table:table-cell office:value-type="float" office:value="271299955">
            <text:p>271299955</text:p>
          </table:table-cell>
          <table:table-cell table:style-name="Default" office:value-type="float" office:value="2190">
            <text:p>2190</text:p>
          </table:table-cell>
          <table:table-cell table:style-name="Default" table:formula="of:=[.Q4]/[.S4]/10^3" office:value-type="float" office:value="1944.36947853881">
            <text:p>1944.3694785388</text:p>
          </table:table-cell>
          <table:table-cell table:style-name="Default" table:formula="of:=[.R4]/[.Q4]" office:value-type="float" office:value="0.0637128176296842">
            <text:p>0.0637128176</text:p>
          </table:table-cell>
          <table:table-cell table:formula="of:=[.P4]/[.Q4]" office:value-type="float" office:value="2.1872220701947">
            <text:p>2.1872220702</text:p>
          </table:table-cell>
          <table:table-cell table:formula="of:=[.S4]/[.J4]" office:value-type="float" office:value="5.60102301790281">
            <text:p>5.6010230179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5]" office:value-type="float" office:value="300">
            <text:p>300</text:p>
          </table:table-cell>
          <table:table-cell office:value-type="string">
            <text:p>,</text:p>
          </table:table-cell>
          <table:table-cell table:formula="of:=[.L5]" office:value-type="float" office:value="7518.86093070755">
            <text:p>7518.8609307076</text:p>
          </table:table-cell>
          <table:table-cell office:value-type="string">
            <text:p>)</text:p>
          </table:table-cell>
          <table:table-cell office:value-type="float" office:value="300">
            <text:p>300</text:p>
          </table:table-cell>
          <table:table-cell office:value-type="float" office:value="2109898062">
            <text:p>2109898062</text:p>
          </table:table-cell>
          <table:table-cell office:value-type="float" office:value="1133646607">
            <text:p>1133646607</text:p>
          </table:table-cell>
          <table:table-cell office:value-type="float" office:value="39394764">
            <text:p>39394764</text:p>
          </table:table-cell>
          <table:table-cell table:style-name="Default" office:value-type="float" office:value="1129">
            <text:p>1129</text:p>
          </table:table-cell>
          <table:table-cell table:style-name="Default" table:formula="of:=[.H5]/[.J5]/10^3" office:value-type="float" office:value="1004.11568379097">
            <text:p>1004.115683791</text:p>
          </table:table-cell>
          <table:table-cell table:style-name="Default" table:formula="of:=[.K5]*[.W5]" office:value-type="float" office:value="7518.86093070755">
            <text:p>7518.8609307076</text:p>
          </table:table-cell>
          <table:table-cell table:style-name="Default" table:formula="of:=[.I5]/[.H5]" office:value-type="float" office:value="0.0347504802261539">
            <text:p>0.0347504802</text:p>
          </table:table-cell>
          <table:table-cell table:style-name="Default" table:formula="of:=[.G5]/[.H5]" office:value-type="float" office:value="1.86116030248922">
            <text:p>1.8611603025</text:p>
          </table:table-cell>
          <table:table-cell office:value-type="float" office:value="300">
            <text:p>300</text:p>
          </table:table-cell>
          <table:table-cell office:value-type="float" office:value="31360816038">
            <text:p>31360816038</text:p>
          </table:table-cell>
          <table:table-cell office:value-type="float" office:value="15165377163">
            <text:p>15165377163</text:p>
          </table:table-cell>
          <table:table-cell office:value-type="float" office:value="1100199701">
            <text:p>1100199701</text:p>
          </table:table-cell>
          <table:table-cell table:style-name="Default" office:value-type="float" office:value="8454">
            <text:p>8454</text:p>
          </table:table-cell>
          <table:table-cell table:style-name="Default" table:formula="of:=[.Q5]/[.S5]/10^3" office:value-type="float" office:value="1793.87002164656">
            <text:p>1793.8700216466</text:p>
          </table:table-cell>
          <table:table-cell table:style-name="Default" table:formula="of:=[.R5]/[.Q5]" office:value-type="float" office:value="0.0725468077170037">
            <text:p>0.0725468077</text:p>
          </table:table-cell>
          <table:table-cell table:formula="of:=[.P5]/[.Q5]" office:value-type="float" office:value="2.06792193170857">
            <text:p>2.0679219317</text:p>
          </table:table-cell>
          <table:table-cell table:formula="of:=[.S5]/[.J5]" office:value-type="float" office:value="7.48804251550044">
            <text:p>7.488042515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6]" office:value-type="float" office:value="400">
            <text:p>400</text:p>
          </table:table-cell>
          <table:table-cell office:value-type="string">
            <text:p>,</text:p>
          </table:table-cell>
          <table:table-cell table:formula="of:=[.L6]" office:value-type="float" office:value="7395.70788657185">
            <text:p>7395.7078865719</text:p>
          </table:table-cell>
          <table:table-cell office:value-type="string">
            <text:p>)</text:p>
          </table:table-cell>
          <table:table-cell office:value-type="float" office:value="400">
            <text:p>400</text:p>
          </table:table-cell>
          <table:table-cell office:value-type="float" office:value="5214968134">
            <text:p>5214968134</text:p>
          </table:table-cell>
          <table:table-cell office:value-type="float" office:value="2826726747">
            <text:p>2826726747</text:p>
          </table:table-cell>
          <table:table-cell office:value-type="float" office:value="121785580">
            <text:p>121785580</text:p>
          </table:table-cell>
          <table:table-cell table:style-name="Default" office:value-type="float" office:value="2583">
            <text:p>2583</text:p>
          </table:table-cell>
          <table:table-cell table:style-name="Default" table:formula="of:=[.H6]/[.J6]/10^3" office:value-type="float" office:value="1094.35801277584">
            <text:p>1094.3580127759</text:p>
          </table:table-cell>
          <table:table-cell table:style-name="Default" table:formula="of:=[.K6]*[.W6]" office:value-type="float" office:value="7395.70788657185">
            <text:p>7395.7078865719</text:p>
          </table:table-cell>
          <table:table-cell table:style-name="Default" table:formula="of:=[.I6]/[.H6]" office:value-type="float" office:value="0.0430836054914932">
            <text:p>0.0430836055</text:p>
          </table:table-cell>
          <table:table-cell table:style-name="Default" table:formula="of:=[.G6]/[.H6]" office:value-type="float" office:value="1.84487875934051">
            <text:p>1.8448787593</text:p>
          </table:table-cell>
          <table:table-cell office:value-type="float" office:value="400">
            <text:p>400</text:p>
          </table:table-cell>
          <table:table-cell office:value-type="float" office:value="74251745085">
            <text:p>74251745085</text:p>
          </table:table-cell>
          <table:table-cell office:value-type="float" office:value="34474810815">
            <text:p>34474810815</text:p>
          </table:table-cell>
          <table:table-cell office:value-type="float" office:value="1742906928">
            <text:p>1742906928</text:p>
          </table:table-cell>
          <table:table-cell table:style-name="Default" office:value-type="float" office:value="17456">
            <text:p>17456</text:p>
          </table:table-cell>
          <table:table-cell table:style-name="Default" table:formula="of:=[.Q6]/[.S6]/10^3" office:value-type="float" office:value="1974.95479004354">
            <text:p>1974.9547900435</text:p>
          </table:table-cell>
          <table:table-cell table:style-name="Default" table:formula="of:=[.R6]/[.Q6]" office:value-type="float" office:value="0.0505559533699213">
            <text:p>0.0505559534</text:p>
          </table:table-cell>
          <table:table-cell table:formula="of:=[.P6]/[.Q6]" office:value-type="float" office:value="2.153797028313">
            <text:p>2.1537970283</text:p>
          </table:table-cell>
          <table:table-cell table:formula="of:=[.S6]/[.J6]" office:value-type="float" office:value="6.75803329461866">
            <text:p>6.7580332946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7]" office:value-type="float" office:value="500">
            <text:p>500</text:p>
          </table:table-cell>
          <table:table-cell office:value-type="string">
            <text:p>,</text:p>
          </table:table-cell>
          <table:table-cell table:formula="of:=[.L7]" office:value-type="float" office:value="7742.62550483319">
            <text:p>7742.6255048332</text:p>
          </table:table-cell>
          <table:table-cell office:value-type="string">
            <text:p>)</text:p>
          </table:table-cell>
          <table:table-cell office:value-type="float" office:value="500">
            <text:p>500</text:p>
          </table:table-cell>
          <table:table-cell office:value-type="float" office:value="9297404945">
            <text:p>9297404945</text:p>
          </table:table-cell>
          <table:table-cell office:value-type="float" office:value="5158312569">
            <text:p>5158312569</text:p>
          </table:table-cell>
          <table:table-cell office:value-type="float" office:value="313446310">
            <text:p>313446310</text:p>
          </table:table-cell>
          <table:table-cell table:style-name="Default" office:value-type="float" office:value="5145">
            <text:p>5145</text:p>
          </table:table-cell>
          <table:table-cell table:style-name="Default" table:formula="of:=[.H7]/[.J7]/10^3" office:value-type="float" office:value="1002.58747696793">
            <text:p>1002.5874769679</text:p>
          </table:table-cell>
          <table:table-cell table:style-name="Default" table:formula="of:=[.K7]*[.W7]" office:value-type="float" office:value="7742.62550483319">
            <text:p>7742.6255048332</text:p>
          </table:table-cell>
          <table:table-cell table:style-name="Default" table:formula="of:=[.I7]/[.H7]" office:value-type="float" office:value="0.060765280468602">
            <text:p>0.0607652805</text:p>
          </table:table-cell>
          <table:table-cell table:style-name="Default" table:formula="of:=[.G7]/[.H7]" office:value-type="float" office:value="1.80241209128636">
            <text:p>1.8024120913</text:p>
          </table:table-cell>
          <table:table-cell office:value-type="float" office:value="500">
            <text:p>500</text:p>
          </table:table-cell>
          <table:table-cell office:value-type="float" office:value="144924035393">
            <text:p>144924035393</text:p>
          </table:table-cell>
          <table:table-cell office:value-type="float" office:value="70812687224">
            <text:p>70812687224</text:p>
          </table:table-cell>
          <table:table-cell office:value-type="float" office:value="8717855065">
            <text:p>8717855065</text:p>
          </table:table-cell>
          <table:table-cell table:style-name="Default" office:value-type="float" office:value="39733">
            <text:p>39733</text:p>
          </table:table-cell>
          <table:table-cell table:style-name="Default" table:formula="of:=[.Q7]/[.S7]/10^3" office:value-type="float" office:value="1782.21345541489">
            <text:p>1782.2134554149</text:p>
          </table:table-cell>
          <table:table-cell table:style-name="Default" table:formula="of:=[.R7]/[.Q7]" office:value-type="float" office:value="0.123111484774233">
            <text:p>0.1231114848</text:p>
          </table:table-cell>
          <table:table-cell table:formula="of:=[.P7]/[.Q7]" office:value-type="float" office:value="2.04658290871755">
            <text:p>2.0465829087</text:p>
          </table:table-cell>
          <table:table-cell table:formula="of:=[.S7]/[.J7]" office:value-type="float" office:value="7.72264334305151">
            <text:p>7.722643343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8]" office:value-type="float" office:value="600">
            <text:p>600</text:p>
          </table:table-cell>
          <table:table-cell office:value-type="string">
            <text:p>,</text:p>
          </table:table-cell>
          <table:table-cell table:formula="of:=[.L8]" office:value-type="float" office:value="5265.92665302469">
            <text:p>5265.9266530247</text:p>
          </table:table-cell>
          <table:table-cell office:value-type="string">
            <text:p>)</text:p>
          </table:table-cell>
          <table:table-cell office:value-type="float" office:value="600">
            <text:p>600</text:p>
          </table:table-cell>
          <table:table-cell office:value-type="float" office:value="16730082653">
            <text:p>16730082653</text:p>
          </table:table-cell>
          <table:table-cell office:value-type="float" office:value="9971094540">
            <text:p>9971094540</text:p>
          </table:table-cell>
          <table:table-cell office:value-type="float" office:value="729649469">
            <text:p>729649469</text:p>
          </table:table-cell>
          <table:table-cell table:style-name="Default" office:value-type="float" office:value="11155">
            <text:p>11155</text:p>
          </table:table-cell>
          <table:table-cell table:style-name="Default" table:formula="of:=[.H8]/[.J8]/10^3" office:value-type="float" office:value="893.867731062304">
            <text:p>893.8677310623</text:p>
          </table:table-cell>
          <table:table-cell table:style-name="Default" table:formula="of:=[.K8]*[.W8]" office:value-type="float" office:value="5265.92665302469">
            <text:p>5265.9266530247</text:p>
          </table:table-cell>
          <table:table-cell table:style-name="Default" table:formula="of:=[.I8]/[.H8]" office:value-type="float" office:value="0.0731764668435287">
            <text:p>0.0731764668</text:p>
          </table:table-cell>
          <table:table-cell table:style-name="Default" table:formula="of:=[.G8]/[.H8]" office:value-type="float" office:value="1.67785819158425">
            <text:p>1.6778581916</text:p>
          </table:table-cell>
          <table:table-cell office:value-type="float" office:value="600">
            <text:p>600</text:p>
          </table:table-cell>
          <table:table-cell office:value-type="float" office:value="250315095118">
            <text:p>250315095118</text:p>
          </table:table-cell>
          <table:table-cell office:value-type="float" office:value="120912156080">
            <text:p>120912156080</text:p>
          </table:table-cell>
          <table:table-cell office:value-type="float" office:value="18022751105">
            <text:p>18022751105</text:p>
          </table:table-cell>
          <table:table-cell table:style-name="Default" office:value-type="float" office:value="65716">
            <text:p>65716</text:p>
          </table:table-cell>
          <table:table-cell table:style-name="Default" table:formula="of:=[.Q8]/[.S8]/10^3" office:value-type="float" office:value="1839.91959461927">
            <text:p>1839.9195946193</text:p>
          </table:table-cell>
          <table:table-cell table:style-name="Default" table:formula="of:=[.R8]/[.Q8]" office:value-type="float" office:value="0.149056568746284">
            <text:p>0.1490565687</text:p>
          </table:table-cell>
          <table:table-cell table:formula="of:=[.P8]/[.Q8]" office:value-type="float" office:value="2.07022274048593">
            <text:p>2.0702227405</text:p>
          </table:table-cell>
          <table:table-cell table:formula="of:=[.S8]/[.J8]" office:value-type="float" office:value="5.89116987897804">
            <text:p>5.891169879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9]" office:value-type="float" office:value="700">
            <text:p>700</text:p>
          </table:table-cell>
          <table:table-cell office:value-type="string">
            <text:p>,</text:p>
          </table:table-cell>
          <table:table-cell table:formula="of:=[.L9]" office:value-type="float" office:value="4731.93486138208">
            <text:p>4731.9348613821</text:p>
          </table:table-cell>
          <table:table-cell office:value-type="string">
            <text:p>)</text:p>
          </table:table-cell>
          <table:table-cell office:value-type="float" office:value="700">
            <text:p>700</text:p>
          </table:table-cell>
          <table:table-cell office:value-type="float" office:value="25005717557">
            <text:p>25005717557</text:p>
          </table:table-cell>
          <table:table-cell office:value-type="float" office:value="15055516806">
            <text:p>15055516806</text:p>
          </table:table-cell>
          <table:table-cell office:value-type="float" office:value="1027886615">
            <text:p>1027886615</text:p>
          </table:table-cell>
          <table:table-cell table:style-name="Default" office:value-type="float" office:value="19019">
            <text:p>19019</text:p>
          </table:table-cell>
          <table:table-cell table:style-name="Default" table:formula="of:=[.H9]/[.J9]/10^3" office:value-type="float" office:value="791.60401735107">
            <text:p>791.6040173511</text:p>
          </table:table-cell>
          <table:table-cell table:style-name="Default" table:formula="of:=[.K9]*[.W9]" office:value-type="float" office:value="4731.93486138208">
            <text:p>4731.9348613821</text:p>
          </table:table-cell>
          <table:table-cell table:style-name="Default" table:formula="of:=[.I9]/[.H9]" office:value-type="float" office:value="0.0682730874167243">
            <text:p>0.0682730874</text:p>
          </table:table-cell>
          <table:table-cell table:style-name="Default" table:formula="of:=[.G9]/[.H9]" office:value-type="float" office:value="1.6609006438779">
            <text:p>1.6609006439</text:p>
          </table:table-cell>
          <table:table-cell office:value-type="float" office:value="700">
            <text:p>700</text:p>
          </table:table-cell>
          <table:table-cell office:value-type="float" office:value="397362427115">
            <text:p>397362427115</text:p>
          </table:table-cell>
          <table:table-cell office:value-type="float" office:value="196539536661">
            <text:p>196539536661</text:p>
          </table:table-cell>
          <table:table-cell office:value-type="float" office:value="27426700450">
            <text:p>27426700450</text:p>
          </table:table-cell>
          <table:table-cell table:style-name="Default" office:value-type="float" office:value="113689">
            <text:p>113689</text:p>
          </table:table-cell>
          <table:table-cell table:style-name="Default" table:formula="of:=[.Q9]/[.S9]/10^3" office:value-type="float" office:value="1728.74716692908">
            <text:p>1728.7471669291</text:p>
          </table:table-cell>
          <table:table-cell table:style-name="Default" table:formula="of:=[.R9]/[.Q9]" office:value-type="float" office:value="0.139548006044742">
            <text:p>0.139548006</text:p>
          </table:table-cell>
          <table:table-cell table:formula="of:=[.P9]/[.Q9]" office:value-type="float" office:value="2.02179385311358">
            <text:p>2.0217938531</text:p>
          </table:table-cell>
          <table:table-cell table:formula="of:=[.S9]/[.J9]" office:value-type="float" office:value="5.97765392502235">
            <text:p>5.97765392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0]" office:value-type="float" office:value="800">
            <text:p>800</text:p>
          </table:table-cell>
          <table:table-cell office:value-type="string">
            <text:p>,</text:p>
          </table:table-cell>
          <table:table-cell table:formula="of:=[.L10]" office:value-type="float" office:value="5137.11500256971">
            <text:p>5137.1150025697</text:p>
          </table:table-cell>
          <table:table-cell office:value-type="string">
            <text:p>)</text:p>
          </table:table-cell>
          <table:table-cell office:value-type="float" office:value="800">
            <text:p>800</text:p>
          </table:table-cell>
          <table:table-cell office:value-type="float" office:value="38582924437">
            <text:p>38582924437</text:p>
          </table:table-cell>
          <table:table-cell office:value-type="float" office:value="24627386119">
            <text:p>24627386119</text:p>
          </table:table-cell>
          <table:table-cell office:value-type="float" office:value="1465657817">
            <text:p>1465657817</text:p>
          </table:table-cell>
          <table:table-cell table:style-name="Default" office:value-type="float" office:value="33252">
            <text:p>33252</text:p>
          </table:table-cell>
          <table:table-cell table:style-name="Default" table:formula="of:=[.H10]/[.J10]/10^3" office:value-type="float" office:value="740.628717641044">
            <text:p>740.628717641</text:p>
          </table:table-cell>
          <table:table-cell table:style-name="Default" table:formula="of:=[.K10]*[.W10]" office:value-type="float" office:value="5137.11500256971">
            <text:p>5137.1150025697</text:p>
          </table:table-cell>
          <table:table-cell table:style-name="Default" table:formula="of:=[.I10]/[.H10]" office:value-type="float" office:value="0.0595133324307303">
            <text:p>0.0595133324</text:p>
          </table:table-cell>
          <table:table-cell table:style-name="Default" table:formula="of:=[.G10]/[.H10]" office:value-type="float" office:value="1.56666745916788">
            <text:p>1.5666674592</text:p>
          </table:table-cell>
          <table:table-cell office:value-type="float" office:value="800">
            <text:p>800</text:p>
          </table:table-cell>
          <table:table-cell office:value-type="float" office:value="593003536211">
            <text:p>593003536211</text:p>
          </table:table-cell>
          <table:table-cell office:value-type="float" office:value="317111311222">
            <text:p>317111311222</text:p>
          </table:table-cell>
          <table:table-cell office:value-type="float" office:value="38764066796">
            <text:p>38764066796</text:p>
          </table:table-cell>
          <table:table-cell table:style-name="Default" office:value-type="float" office:value="230641">
            <text:p>230641</text:p>
          </table:table-cell>
          <table:table-cell table:style-name="Default" table:formula="of:=[.Q10]/[.S10]/10^3" office:value-type="float" office:value="1374.91300862379">
            <text:p>1374.9130086238</text:p>
          </table:table-cell>
          <table:table-cell table:style-name="Default" table:formula="of:=[.R10]/[.Q10]" office:value-type="float" office:value="0.122241198671284">
            <text:p>0.1222411987</text:p>
          </table:table-cell>
          <table:table-cell table:formula="of:=[.P10]/[.Q10]" office:value-type="float" office:value="1.87001697897763">
            <text:p>1.870016979</text:p>
          </table:table-cell>
          <table:table-cell table:formula="of:=[.S10]/[.J10]" office:value-type="float" office:value="6.93615421628774">
            <text:p>6.9361542163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1]" office:value-type="float" office:value="900">
            <text:p>900</text:p>
          </table:table-cell>
          <table:table-cell office:value-type="string">
            <text:p>,</text:p>
          </table:table-cell>
          <table:table-cell table:formula="of:=[.L11]" office:value-type="float" office:value="4574.20016419599">
            <text:p>4574.200164196</text:p>
          </table:table-cell>
          <table:table-cell office:value-type="string">
            <text:p>)</text:p>
          </table:table-cell>
          <table:table-cell office:value-type="float" office:value="900">
            <text:p>900</text:p>
          </table:table-cell>
          <table:table-cell office:value-type="float" office:value="56344663509">
            <text:p>56344663509</text:p>
          </table:table-cell>
          <table:table-cell office:value-type="float" office:value="35548621043">
            <text:p>35548621043</text:p>
          </table:table-cell>
          <table:table-cell office:value-type="float" office:value="2374683740">
            <text:p>2374683740</text:p>
          </table:table-cell>
          <table:table-cell table:style-name="Default" office:value-type="float" office:value="54317">
            <text:p>54317</text:p>
          </table:table-cell>
          <table:table-cell table:style-name="Default" table:formula="of:=[.H11]/[.J11]/10^3" office:value-type="float" office:value="654.46584021577">
            <text:p>654.4658402158</text:p>
          </table:table-cell>
          <table:table-cell table:style-name="Default" table:formula="of:=[.K11]*[.W11]" office:value-type="float" office:value="4574.20016419599">
            <text:p>4574.200164196</text:p>
          </table:table-cell>
          <table:table-cell table:style-name="Default" table:formula="of:=[.I11]/[.H11]" office:value-type="float" office:value="0.0668010085996741">
            <text:p>0.0668010086</text:p>
          </table:table-cell>
          <table:table-cell table:style-name="Default" table:formula="of:=[.G11]/[.H11]" office:value-type="float" office:value="1.58500278930215">
            <text:p>1.5850027893</text:p>
          </table:table-cell>
          <table:table-cell office:value-type="float" office:value="900">
            <text:p>900</text:p>
          </table:table-cell>
          <table:table-cell office:value-type="float" office:value="844175920363">
            <text:p>844175920363</text:p>
          </table:table-cell>
          <table:table-cell office:value-type="float" office:value="456280539549">
            <text:p>456280539549</text:p>
          </table:table-cell>
          <table:table-cell office:value-type="float" office:value="64830587116">
            <text:p>64830587116</text:p>
          </table:table-cell>
          <table:table-cell table:style-name="Default" office:value-type="float" office:value="379633">
            <text:p>379633</text:p>
          </table:table-cell>
          <table:table-cell table:style-name="Default" table:formula="of:=[.Q11]/[.S11]/10^3" office:value-type="float" office:value="1201.89904341561">
            <text:p>1201.8990434156</text:p>
          </table:table-cell>
          <table:table-cell table:style-name="Default" table:formula="of:=[.R11]/[.Q11]" office:value-type="float" office:value="0.142084926918164">
            <text:p>0.1420849269</text:p>
          </table:table-cell>
          <table:table-cell table:formula="of:=[.P11]/[.Q11]" office:value-type="float" office:value="1.85012475263005">
            <text:p>1.8501247526</text:p>
          </table:table-cell>
          <table:table-cell table:formula="of:=[.S11]/[.J11]" office:value-type="float" office:value="6.98921148075188">
            <text:p>6.989211480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2]" office:value-type="float" office:value="1000">
            <text:p>1000</text:p>
          </table:table-cell>
          <table:table-cell office:value-type="string">
            <text:p>,</text:p>
          </table:table-cell>
          <table:table-cell table:formula="of:=[.L12]" office:value-type="float" office:value="4341.48076811027">
            <text:p>4341.4807681103</text:p>
          </table:table-cell>
          <table:table-cell office:value-type="string">
            <text:p>)</text:p>
          </table:table-cell>
          <table:table-cell office:value-type="float" office:value="1000">
            <text:p>1000</text:p>
          </table:table-cell>
          <table:table-cell office:value-type="float" office:value="74218141352">
            <text:p>74218141352</text:p>
          </table:table-cell>
          <table:table-cell office:value-type="float" office:value="48135577726">
            <text:p>48135577726</text:p>
          </table:table-cell>
          <table:table-cell office:value-type="float" office:value="3201862727">
            <text:p>3201862727</text:p>
          </table:table-cell>
          <table:table-cell table:style-name="Default" office:value-type="float" office:value="79465">
            <text:p>79465</text:p>
          </table:table-cell>
          <table:table-cell table:style-name="Default" table:formula="of:=[.H12]/[.J12]/10^3" office:value-type="float" office:value="605.745645579815">
            <text:p>605.7456455798</text:p>
          </table:table-cell>
          <table:table-cell table:style-name="Default" table:formula="of:=[.K12]*[.W12]" office:value-type="float" office:value="4341.48076811027">
            <text:p>4341.4807681103</text:p>
          </table:table-cell>
          <table:table-cell table:style-name="Default" table:formula="of:=[.I12]/[.H12]" office:value-type="float" office:value="0.0665175921482821">
            <text:p>0.0665175921</text:p>
          </table:table-cell>
          <table:table-cell table:style-name="Default" table:formula="of:=[.G12]/[.H12]" office:value-type="float" office:value="1.54185624974668">
            <text:p>1.5418562497</text:p>
          </table:table-cell>
          <table:table-cell office:value-type="float" office:value="1000">
            <text:p>1000</text:p>
          </table:table-cell>
          <table:table-cell office:value-type="float" office:value="1157817072263">
            <text:p>1157817072263</text:p>
          </table:table-cell>
          <table:table-cell office:value-type="float" office:value="663152639282">
            <text:p>663152639282</text:p>
          </table:table-cell>
          <table:table-cell office:value-type="float" office:value="86678823212">
            <text:p>86678823212</text:p>
          </table:table-cell>
          <table:table-cell table:style-name="Default" office:value-type="float" office:value="569539">
            <text:p>569539</text:p>
          </table:table-cell>
          <table:table-cell table:style-name="Default" table:formula="of:=[.Q12]/[.S12]/10^3" office:value-type="float" office:value="1164.36739061241">
            <text:p>1164.3673906124</text:p>
          </table:table-cell>
          <table:table-cell table:style-name="Default" table:formula="of:=[.R12]/[.Q12]" office:value-type="float" office:value="0.130707197826805">
            <text:p>0.1307071978</text:p>
          </table:table-cell>
          <table:table-cell table:formula="of:=[.P12]/[.Q12]" office:value-type="float" office:value="1.74592846907248">
            <text:p>1.7459284691</text:p>
          </table:table-cell>
          <table:table-cell table:formula="of:=[.S12]/[.J12]" office:value-type="float" office:value="7.16716793556912">
            <text:p>7.1671679356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3]" office:value-type="float" office:value="1100">
            <text:p>1100</text:p>
          </table:table-cell>
          <table:table-cell office:value-type="string">
            <text:p>,</text:p>
          </table:table-cell>
          <table:table-cell table:formula="of:=[.L13]" office:value-type="float" office:value="3419.52061312711">
            <text:p>3419.5206131271</text:p>
          </table:table-cell>
          <table:table-cell office:value-type="string">
            <text:p>)</text:p>
          </table:table-cell>
          <table:table-cell office:value-type="float" office:value="1100">
            <text:p>1100</text:p>
          </table:table-cell>
          <table:table-cell office:value-type="float" office:value="105409924">
            <text:p>105409924</text:p>
          </table:table-cell>
          <table:table-cell office:value-type="float" office:value="65819246">
            <text:p>65819246</text:p>
          </table:table-cell>
          <table:table-cell office:value-type="float" office:value="4987417">
            <text:p>4987417</text:p>
          </table:table-cell>
          <table:table-cell table:style-name="Default" office:value-type="float" office:value="123">
            <text:p>123</text:p>
          </table:table-cell>
          <table:table-cell table:style-name="Default" table:formula="of:=[.H13]/[.J13]/10^3" office:value-type="float" office:value="535.115821138211">
            <text:p>535.1158211382</text:p>
          </table:table-cell>
          <table:table-cell table:style-name="Default" table:formula="of:=[.K13]*[.W13]" office:value-type="float" office:value="3419.52061312711">
            <text:p>3419.5206131271</text:p>
          </table:table-cell>
          <table:table-cell table:style-name="Default" table:formula="of:=[.I13]/[.H13]" office:value-type="float" office:value="0.0757744474921515">
            <text:p>0.0757744475</text:p>
          </table:table-cell>
          <table:table-cell table:style-name="Default" table:formula="of:=[.G13]/[.H13]" office:value-type="float" office:value="1.60150610051048">
            <text:p>1.6015061005</text:p>
          </table:table-cell>
          <table:table-cell office:value-type="float" office:value="1100">
            <text:p>1100</text:p>
          </table:table-cell>
          <table:table-cell office:value-type="float" office:value="1540864767">
            <text:p>1540864767</text:p>
          </table:table-cell>
          <table:table-cell office:value-type="float" office:value="840941587">
            <text:p>840941587</text:p>
          </table:table-cell>
          <table:table-cell office:value-type="float" office:value="116189628">
            <text:p>116189628</text:p>
          </table:table-cell>
          <table:table-cell table:style-name="Default" office:value-type="float" office:value="786">
            <text:p>786</text:p>
          </table:table-cell>
          <table:table-cell table:style-name="Default" table:formula="of:=[.Q13]/[.S13]/10^3" office:value-type="float" office:value="1069.90023791349">
            <text:p>1069.9002379135</text:p>
          </table:table-cell>
          <table:table-cell table:style-name="Default" table:formula="of:=[.R13]/[.Q13]" office:value-type="float" office:value="0.13816611022235">
            <text:p>0.1381661102</text:p>
          </table:table-cell>
          <table:table-cell table:formula="of:=[.P13]/[.Q13]" office:value-type="float" office:value="1.8323089151732">
            <text:p>1.8323089152</text:p>
          </table:table-cell>
          <table:table-cell table:formula="of:=[.S13]/[.J13]" office:value-type="float" office:value="6.39024390243903">
            <text:p>6.3902439024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4]" office:value-type="float" office:value="1200">
            <text:p>1200</text:p>
          </table:table-cell>
          <table:table-cell office:value-type="string">
            <text:p>,</text:p>
          </table:table-cell>
          <table:table-cell table:formula="of:=[.L14]" office:value-type="float" office:value="3918.61744071111">
            <text:p>3918.6174407111</text:p>
          </table:table-cell>
          <table:table-cell office:value-type="string">
            <text:p>)</text:p>
          </table:table-cell>
          <table:table-cell office:value-type="float" office:value="1200">
            <text:p>1200</text:p>
          </table:table-cell>
          <table:table-cell office:value-type="float" office:value="129561873">
            <text:p>129561873</text:p>
          </table:table-cell>
          <table:table-cell office:value-type="float" office:value="86102434">
            <text:p>86102434</text:p>
          </table:table-cell>
          <table:table-cell office:value-type="float" office:value="6988366">
            <text:p>6988366</text:p>
          </table:table-cell>
          <table:table-cell table:style-name="Default" office:value-type="float" office:value="150">
            <text:p>150</text:p>
          </table:table-cell>
          <table:table-cell table:style-name="Default" table:formula="of:=[.H14]/[.J14]/10^3" office:value-type="float" office:value="574.016226666667">
            <text:p>574.0162266667</text:p>
          </table:table-cell>
          <table:table-cell table:style-name="Default" table:formula="of:=[.K14]*[.W14]" office:value-type="float" office:value="3918.61744071111">
            <text:p>3918.6174407111</text:p>
          </table:table-cell>
          <table:table-cell table:style-name="Default" table:formula="of:=[.I14]/[.H14]" office:value-type="float" office:value="0.0811633966119936">
            <text:p>0.0811633966</text:p>
          </table:table-cell>
          <table:table-cell table:style-name="Default" table:formula="of:=[.G14]/[.H14]" office:value-type="float" office:value="1.50474112032652">
            <text:p>1.5047411203</text:p>
          </table:table-cell>
          <table:table-cell office:value-type="float" office:value="1200">
            <text:p>1200</text:p>
          </table:table-cell>
          <table:table-cell office:value-type="float" office:value="2000255966">
            <text:p>2000255966</text:p>
          </table:table-cell>
          <table:table-cell office:value-type="float" office:value="1222505485">
            <text:p>1222505485</text:p>
          </table:table-cell>
          <table:table-cell office:value-type="float" office:value="152090775">
            <text:p>152090775</text:p>
          </table:table-cell>
          <table:table-cell table:style-name="Default" office:value-type="float" office:value="1024">
            <text:p>1024</text:p>
          </table:table-cell>
          <table:table-cell table:style-name="Default" table:formula="of:=[.Q14]/[.S14]/10^3" office:value-type="float" office:value="1193.85301269531">
            <text:p>1193.8530126953</text:p>
          </table:table-cell>
          <table:table-cell table:style-name="Default" table:formula="of:=[.R14]/[.Q14]" office:value-type="float" office:value="0.124409073714708">
            <text:p>0.1244090737</text:p>
          </table:table-cell>
          <table:table-cell table:formula="of:=[.P14]/[.Q14]" office:value-type="float" office:value="1.63619385805864">
            <text:p>1.6361938581</text:p>
          </table:table-cell>
          <table:table-cell table:formula="of:=[.S14]/[.J14]" office:value-type="float" office:value="6.82666666666667">
            <text:p>6.8266666667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5]" office:value-type="float" office:value="1300">
            <text:p>1300</text:p>
          </table:table-cell>
          <table:table-cell office:value-type="string">
            <text:p>,</text:p>
          </table:table-cell>
          <table:table-cell table:formula="of:=[.L15]" office:value-type="float" office:value="3711.68760965154">
            <text:p>3711.6876096516</text:p>
          </table:table-cell>
          <table:table-cell office:value-type="string">
            <text:p>)</text:p>
          </table:table-cell>
          <table:table-cell office:value-type="float" office:value="1300">
            <text:p>1300</text:p>
          </table:table-cell>
          <table:table-cell office:value-type="float" office:value="169230999">
            <text:p>169230999</text:p>
          </table:table-cell>
          <table:table-cell office:value-type="float" office:value="106357891">
            <text:p>106357891</text:p>
          </table:table-cell>
          <table:table-cell office:value-type="float" office:value="8066009">
            <text:p>8066009</text:p>
          </table:table-cell>
          <table:table-cell table:style-name="Default" office:value-type="float" office:value="195">
            <text:p>195</text:p>
          </table:table-cell>
          <table:table-cell table:style-name="Default" table:formula="of:=[.H15]/[.J15]/10^3" office:value-type="float" office:value="545.425082051282">
            <text:p>545.4250820513</text:p>
          </table:table-cell>
          <table:table-cell table:style-name="Default" table:formula="of:=[.K15]*[.W15]" office:value-type="float" office:value="3711.68760965154">
            <text:p>3711.6876096516</text:p>
          </table:table-cell>
          <table:table-cell table:style-name="Default" table:formula="of:=[.I15]/[.H15]" office:value-type="float" office:value="0.0758383691530702">
            <text:p>0.0758383692</text:p>
          </table:table-cell>
          <table:table-cell table:style-name="Default" table:formula="of:=[.G15]/[.H15]" office:value-type="float" office:value="1.5911466221157">
            <text:p>1.5911466221</text:p>
          </table:table-cell>
          <table:table-cell office:value-type="float" office:value="1300">
            <text:p>1300</text:p>
          </table:table-cell>
          <table:table-cell office:value-type="float" office:value="2542928439">
            <text:p>2542928439</text:p>
          </table:table-cell>
          <table:table-cell office:value-type="float" office:value="1392003522">
            <text:p>1392003522</text:p>
          </table:table-cell>
          <table:table-cell office:value-type="float" office:value="194937797">
            <text:p>194937797</text:p>
          </table:table-cell>
          <table:table-cell table:style-name="Default" office:value-type="float" office:value="1327">
            <text:p>1327</text:p>
          </table:table-cell>
          <table:table-cell table:style-name="Default" table:formula="of:=[.Q15]/[.S15]/10^3" office:value-type="float" office:value="1048.98532177845">
            <text:p>1048.9853217785</text:p>
          </table:table-cell>
          <table:table-cell table:style-name="Default" table:formula="of:=[.R15]/[.Q15]" office:value-type="float" office:value="0.140041166505037">
            <text:p>0.1400411665</text:p>
          </table:table-cell>
          <table:table-cell table:formula="of:=[.P15]/[.Q15]" office:value-type="float" office:value="1.8268117851788">
            <text:p>1.8268117852</text:p>
          </table:table-cell>
          <table:table-cell table:formula="of:=[.S15]/[.J15]" office:value-type="float" office:value="6.80512820512821">
            <text:p>6.805128205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6]" office:value-type="float" office:value="1400">
            <text:p>1400</text:p>
          </table:table-cell>
          <table:table-cell office:value-type="string">
            <text:p>,</text:p>
          </table:table-cell>
          <table:table-cell table:formula="of:=[.L16]" office:value-type="float" office:value="3947.4980132759">
            <text:p>3947.4980132759</text:p>
          </table:table-cell>
          <table:table-cell office:value-type="string">
            <text:p>)</text:p>
          </table:table-cell>
          <table:table-cell office:value-type="float" office:value="1400">
            <text:p>1400</text:p>
          </table:table-cell>
          <table:table-cell office:value-type="float" office:value="204733254">
            <text:p>204733254</text:p>
          </table:table-cell>
          <table:table-cell office:value-type="float" office:value="130152548">
            <text:p>130152548</text:p>
          </table:table-cell>
          <table:table-cell office:value-type="float" office:value="8767212">
            <text:p>8767212</text:p>
          </table:table-cell>
          <table:table-cell table:style-name="Default" office:value-type="float" office:value="238">
            <text:p>238</text:p>
          </table:table-cell>
          <table:table-cell table:style-name="Default" table:formula="of:=[.H16]/[.J16]/10^3" office:value-type="float" office:value="546.859445378151">
            <text:p>546.8594453782</text:p>
          </table:table-cell>
          <table:table-cell table:style-name="Default" table:formula="of:=[.K16]*[.W16]" office:value-type="float" office:value="3947.4980132759">
            <text:p>3947.4980132759</text:p>
          </table:table-cell>
          <table:table-cell table:style-name="Default" table:formula="of:=[.I16]/[.H16]" office:value-type="float" office:value="0.0673610477452965">
            <text:p>0.0673610477</text:p>
          </table:table-cell>
          <table:table-cell table:style-name="Default" table:formula="of:=[.G16]/[.H16]" office:value-type="float" office:value="1.57302532409892">
            <text:p>1.5730253241</text:p>
          </table:table-cell>
          <table:table-cell office:value-type="float" office:value="1400">
            <text:p>1400</text:p>
          </table:table-cell>
          <table:table-cell office:value-type="float" office:value="3175819694">
            <text:p>3175819694</text:p>
          </table:table-cell>
          <table:table-cell office:value-type="float" office:value="1842036494">
            <text:p>1842036494</text:p>
          </table:table-cell>
          <table:table-cell office:value-type="float" office:value="245610799">
            <text:p>245610799</text:p>
          </table:table-cell>
          <table:table-cell table:style-name="Default" office:value-type="float" office:value="1718">
            <text:p>1718</text:p>
          </table:table-cell>
          <table:table-cell table:style-name="Default" table:formula="of:=[.Q16]/[.S16]/10^3" office:value-type="float" office:value="1072.19819208382">
            <text:p>1072.1981920838</text:p>
          </table:table-cell>
          <table:table-cell table:style-name="Default" table:formula="of:=[.R16]/[.Q16]" office:value-type="float" office:value="0.133336554297387">
            <text:p>0.1333365543</text:p>
          </table:table-cell>
          <table:table-cell table:formula="of:=[.P16]/[.Q16]" office:value-type="float" office:value="1.72408076840198">
            <text:p>1.7240807684</text:p>
          </table:table-cell>
          <table:table-cell table:formula="of:=[.S16]/[.J16]" office:value-type="float" office:value="7.21848739495798">
            <text:p>7.21848739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7]" office:value-type="float" office:value="1500">
            <text:p>1500</text:p>
          </table:table-cell>
          <table:table-cell office:value-type="string">
            <text:p>,</text:p>
          </table:table-cell>
          <table:table-cell table:formula="of:=[.L17]" office:value-type="float" office:value="3856.56409367273">
            <text:p>3856.5640936727</text:p>
          </table:table-cell>
          <table:table-cell office:value-type="string">
            <text:p>)</text:p>
          </table:table-cell>
          <table:table-cell office:value-type="float" office:value="1500">
            <text:p>1500</text:p>
          </table:table-cell>
          <table:table-cell office:value-type="float" office:value="257261256">
            <text:p>257261256</text:p>
          </table:table-cell>
          <table:table-cell office:value-type="float" office:value="160501946">
            <text:p>160501946</text:p>
          </table:table-cell>
          <table:table-cell office:value-type="float" office:value="11355494">
            <text:p>11355494</text:p>
          </table:table-cell>
          <table:table-cell table:style-name="Default" office:value-type="float" office:value="303">
            <text:p>303</text:p>
          </table:table-cell>
          <table:table-cell table:style-name="Default" table:formula="of:=[.H17]/[.J17]/10^3" office:value-type="float" office:value="529.709392739274">
            <text:p>529.7093927393</text:p>
          </table:table-cell>
          <table:table-cell table:style-name="Default" table:formula="of:=[.K17]*[.W17]" office:value-type="float" office:value="3856.56409367273">
            <text:p>3856.5640936727</text:p>
          </table:table-cell>
          <table:table-cell table:style-name="Default" table:formula="of:=[.I17]/[.H17]" office:value-type="float" office:value="0.0707498836182335">
            <text:p>0.0707498836</text:p>
          </table:table-cell>
          <table:table-cell table:style-name="Default" table:formula="of:=[.G17]/[.H17]" office:value-type="float" office:value="1.60285443517302">
            <text:p>1.6028544352</text:p>
          </table:table-cell>
          <table:table-cell office:value-type="float" office:value="1500">
            <text:p>1500</text:p>
          </table:table-cell>
          <table:table-cell office:value-type="float" office:value="3905867226">
            <text:p>3905867226</text:p>
          </table:table-cell>
          <table:table-cell office:value-type="float" office:value="2165161519">
            <text:p>2165161519</text:p>
          </table:table-cell>
          <table:table-cell office:value-type="float" office:value="304511092">
            <text:p>304511092</text:p>
          </table:table-cell>
          <table:table-cell table:style-name="Default" office:value-type="float" office:value="2206">
            <text:p>2206</text:p>
          </table:table-cell>
          <table:table-cell table:style-name="Default" table:formula="of:=[.Q17]/[.S17]/10^3" office:value-type="float" office:value="981.487542611061">
            <text:p>981.4875426111</text:p>
          </table:table-cell>
          <table:table-cell table:style-name="Default" table:formula="of:=[.R17]/[.Q17]" office:value-type="float" office:value="0.140641282106584">
            <text:p>0.1406412821</text:p>
          </table:table-cell>
          <table:table-cell table:formula="of:=[.P17]/[.Q17]" office:value-type="float" office:value="1.80396113256436">
            <text:p>1.8039611326</text:p>
          </table:table-cell>
          <table:table-cell table:formula="of:=[.S17]/[.J17]" office:value-type="float" office:value="7.28052805280528">
            <text:p>7.280528052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8]" office:value-type="float" office:value="1600">
            <text:p>1600</text:p>
          </table:table-cell>
          <table:table-cell office:value-type="string">
            <text:p>,</text:p>
          </table:table-cell>
          <table:table-cell table:formula="of:=[.L18]" office:value-type="float" office:value="4246.32201787126">
            <text:p>4246.3220178713</text:p>
          </table:table-cell>
          <table:table-cell office:value-type="string">
            <text:p>)</text:p>
          </table:table-cell>
          <table:table-cell office:value-type="float" office:value="1600">
            <text:p>1600</text:p>
          </table:table-cell>
          <table:table-cell office:value-type="float" office:value="303015424">
            <text:p>303015424</text:p>
          </table:table-cell>
          <table:table-cell office:value-type="float" office:value="196864081">
            <text:p>196864081</text:p>
          </table:table-cell>
          <table:table-cell office:value-type="float" office:value="14117279">
            <text:p>14117279</text:p>
          </table:table-cell>
          <table:table-cell table:style-name="Default" office:value-type="float" office:value="361">
            <text:p>361</text:p>
          </table:table-cell>
          <table:table-cell table:style-name="Default" table:formula="of:=[.H18]/[.J18]/10^3" office:value-type="float" office:value="545.329864265928">
            <text:p>545.3298642659</text:p>
          </table:table-cell>
          <table:table-cell table:style-name="Default" table:formula="of:=[.K18]*[.W18]" office:value-type="float" office:value="4246.32201787126">
            <text:p>4246.3220178713</text:p>
          </table:table-cell>
          <table:table-cell table:style-name="Default" table:formula="of:=[.I18]/[.H18]" office:value-type="float" office:value="0.0717107911625585">
            <text:p>0.0717107912</text:p>
          </table:table-cell>
          <table:table-cell table:style-name="Default" table:formula="of:=[.G18]/[.H18]" office:value-type="float" office:value="1.53921133027817">
            <text:p>1.5392113303</text:p>
          </table:table-cell>
          <table:table-cell office:value-type="float" office:value="1600">
            <text:p>1600</text:p>
          </table:table-cell>
          <table:table-cell office:value-type="float" office:value="4740008546">
            <text:p>4740008546</text:p>
          </table:table-cell>
          <table:table-cell office:value-type="float" office:value="2926796597">
            <text:p>2926796597</text:p>
          </table:table-cell>
          <table:table-cell office:value-type="float" office:value="372346335">
            <text:p>372346335</text:p>
          </table:table-cell>
          <table:table-cell table:style-name="Default" office:value-type="float" office:value="2811">
            <text:p>2811</text:p>
          </table:table-cell>
          <table:table-cell table:style-name="Default" table:formula="of:=[.Q18]/[.S18]/10^3" office:value-type="float" office:value="1041.19409356101">
            <text:p>1041.194093561</text:p>
          </table:table-cell>
          <table:table-cell table:style-name="Default" table:formula="of:=[.R18]/[.Q18]" office:value-type="float" office:value="0.127219751239857">
            <text:p>0.1272197512</text:p>
          </table:table-cell>
          <table:table-cell table:formula="of:=[.P18]/[.Q18]" office:value-type="float" office:value="1.61952099809688">
            <text:p>1.6195209981</text:p>
          </table:table-cell>
          <table:table-cell table:formula="of:=[.S18]/[.J18]" office:value-type="float" office:value="7.78670360110803">
            <text:p>7.786703601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19]" office:value-type="float" office:value="1700">
            <text:p>1700</text:p>
          </table:table-cell>
          <table:table-cell office:value-type="string">
            <text:p>,</text:p>
          </table:table-cell>
          <table:table-cell table:formula="of:=[.L19]" office:value-type="float" office:value="3716.0453129928">
            <text:p>3716.0453129928</text:p>
          </table:table-cell>
          <table:table-cell office:value-type="string">
            <text:p>)</text:p>
          </table:table-cell>
          <table:table-cell office:value-type="float" office:value="1700">
            <text:p>1700</text:p>
          </table:table-cell>
          <table:table-cell office:value-type="float" office:value="370425678">
            <text:p>370425678</text:p>
          </table:table-cell>
          <table:table-cell office:value-type="float" office:value="228207056">
            <text:p>228207056</text:p>
          </table:table-cell>
          <table:table-cell office:value-type="float" office:value="15273409">
            <text:p>15273409</text:p>
          </table:table-cell>
          <table:table-cell table:style-name="Default" office:value-type="float" office:value="475">
            <text:p>475</text:p>
          </table:table-cell>
          <table:table-cell table:style-name="Default" table:formula="of:=[.H19]/[.J19]/10^3" office:value-type="float" office:value="480.435907368421">
            <text:p>480.4359073684</text:p>
          </table:table-cell>
          <table:table-cell table:style-name="Default" table:formula="of:=[.K19]*[.W19]" office:value-type="float" office:value="3716.0453129928">
            <text:p>3716.0453129928</text:p>
          </table:table-cell>
          <table:table-cell table:style-name="Default" table:formula="of:=[.I19]/[.H19]" office:value-type="float" office:value="0.06692785607821">
            <text:p>0.0669278561</text:p>
          </table:table-cell>
          <table:table-cell table:style-name="Default" table:formula="of:=[.G19]/[.H19]" office:value-type="float" office:value="1.62319993295913">
            <text:p>1.623199933</text:p>
          </table:table-cell>
          <table:table-cell office:value-type="float" office:value="1700">
            <text:p>1700</text:p>
          </table:table-cell>
          <table:table-cell office:value-type="float" office:value="5685181154">
            <text:p>5685181154</text:p>
          </table:table-cell>
          <table:table-cell office:value-type="float" office:value="3209992131">
            <text:p>3209992131</text:p>
          </table:table-cell>
          <table:table-cell office:value-type="float" office:value="450604115">
            <text:p>450604115</text:p>
          </table:table-cell>
          <table:table-cell table:style-name="Default" office:value-type="float" office:value="3674">
            <text:p>3674</text:p>
          </table:table-cell>
          <table:table-cell table:style-name="Default" table:formula="of:=[.Q19]/[.S19]/10^3" office:value-type="float" office:value="873.704989384867">
            <text:p>873.7049893849</text:p>
          </table:table-cell>
          <table:table-cell table:style-name="Default" table:formula="of:=[.R19]/[.Q19]" office:value-type="float" office:value="0.140375457823825">
            <text:p>0.1403754578</text:p>
          </table:table-cell>
          <table:table-cell table:formula="of:=[.P19]/[.Q19]" office:value-type="float" office:value="1.77108881330152">
            <text:p>1.7710888133</text:p>
          </table:table-cell>
          <table:table-cell table:formula="of:=[.S19]/[.J19]" office:value-type="float" office:value="7.73473684210526">
            <text:p>7.734736842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0]" office:value-type="float" office:value="1800">
            <text:p>1800</text:p>
          </table:table-cell>
          <table:table-cell office:value-type="string">
            <text:p>,</text:p>
          </table:table-cell>
          <table:table-cell table:formula="of:=[.L20]" office:value-type="float" office:value="3838.46445153644">
            <text:p>3838.4644515365</text:p>
          </table:table-cell>
          <table:table-cell office:value-type="string">
            <text:p>)</text:p>
          </table:table-cell>
          <table:table-cell office:value-type="float" office:value="1800">
            <text:p>1800</text:p>
          </table:table-cell>
          <table:table-cell office:value-type="float" office:value="438534079">
            <text:p>438534079</text:p>
          </table:table-cell>
          <table:table-cell office:value-type="float" office:value="280842990">
            <text:p>280842990</text:p>
          </table:table-cell>
          <table:table-cell office:value-type="float" office:value="19668298">
            <text:p>19668298</text:p>
          </table:table-cell>
          <table:table-cell table:style-name="Default" office:value-type="float" office:value="567">
            <text:p>567</text:p>
          </table:table-cell>
          <table:table-cell table:style-name="Default" table:formula="of:=[.H20]/[.J20]/10^3" office:value-type="float" office:value="495.313915343915">
            <text:p>495.3139153439</text:p>
          </table:table-cell>
          <table:table-cell table:style-name="Default" table:formula="of:=[.K20]*[.W20]" office:value-type="float" office:value="3838.46445153644">
            <text:p>3838.4644515365</text:p>
          </table:table-cell>
          <table:table-cell table:style-name="Default" table:formula="of:=[.I20]/[.H20]" office:value-type="float" office:value="0.0700330743523276">
            <text:p>0.0700330744</text:p>
          </table:table-cell>
          <table:table-cell table:style-name="Default" table:formula="of:=[.G20]/[.H20]" office:value-type="float" office:value="1.56149198881553">
            <text:p>1.5614919888</text:p>
          </table:table-cell>
          <table:table-cell office:value-type="float" office:value="1800">
            <text:p>1800</text:p>
          </table:table-cell>
          <table:table-cell office:value-type="float" office:value="6748322518">
            <text:p>6748322518</text:p>
          </table:table-cell>
          <table:table-cell office:value-type="float" office:value="3922499285">
            <text:p>3922499285</text:p>
          </table:table-cell>
          <table:table-cell office:value-type="float" office:value="538811899">
            <text:p>538811899</text:p>
          </table:table-cell>
          <table:table-cell table:style-name="Default" office:value-type="float" office:value="4394">
            <text:p>4394</text:p>
          </table:table-cell>
          <table:table-cell table:style-name="Default" table:formula="of:=[.Q20]/[.S20]/10^3" office:value-type="float" office:value="892.694420801093">
            <text:p>892.6944208011</text:p>
          </table:table-cell>
          <table:table-cell table:style-name="Default" table:formula="of:=[.R20]/[.Q20]" office:value-type="float" office:value="0.137364435236602">
            <text:p>0.1373644352</text:p>
          </table:table-cell>
          <table:table-cell table:formula="of:=[.P20]/[.Q20]" office:value-type="float" office:value="1.72041395744958">
            <text:p>1.7204139574</text:p>
          </table:table-cell>
          <table:table-cell table:formula="of:=[.S20]/[.J20]" office:value-type="float" office:value="7.74955908289242">
            <text:p>7.7495590829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1]" office:value-type="float" office:value="1900">
            <text:p>1900</text:p>
          </table:table-cell>
          <table:table-cell office:value-type="string">
            <text:p>,</text:p>
          </table:table-cell>
          <table:table-cell table:formula="of:=[.L21]" office:value-type="float" office:value="3387.57805561409">
            <text:p>3387.5780556141</text:p>
          </table:table-cell>
          <table:table-cell office:value-type="string">
            <text:p>)</text:p>
          </table:table-cell>
          <table:table-cell office:value-type="float" office:value="1900">
            <text:p>1900</text:p>
          </table:table-cell>
          <table:table-cell office:value-type="float" office:value="522858335">
            <text:p>522858335</text:p>
          </table:table-cell>
          <table:table-cell office:value-type="float" office:value="313398476">
            <text:p>313398476</text:p>
          </table:table-cell>
          <table:table-cell office:value-type="float" office:value="21549749">
            <text:p>21549749</text:p>
          </table:table-cell>
          <table:table-cell table:style-name="Default" office:value-type="float" office:value="731">
            <text:p>731</text:p>
          </table:table-cell>
          <table:table-cell table:style-name="Default" table:formula="of:=[.H21]/[.J21]/10^3" office:value-type="float" office:value="428.725685362517">
            <text:p>428.7256853625</text:p>
          </table:table-cell>
          <table:table-cell table:style-name="Default" table:formula="of:=[.K21]*[.W21]" office:value-type="float" office:value="3387.57805561409">
            <text:p>3387.5780556141</text:p>
          </table:table-cell>
          <table:table-cell table:style-name="Default" table:formula="of:=[.I21]/[.H21]" office:value-type="float" office:value="0.068761499018904">
            <text:p>0.068761499</text:p>
          </table:table-cell>
          <table:table-cell table:style-name="Default" table:formula="of:=[.G21]/[.H21]" office:value-type="float" office:value="1.66834996032336">
            <text:p>1.6683499603</text:p>
          </table:table-cell>
          <table:table-cell office:value-type="float" office:value="1900">
            <text:p>1900</text:p>
          </table:table-cell>
          <table:table-cell office:value-type="float" office:value="7936370224">
            <text:p>7936370224</text:p>
          </table:table-cell>
          <table:table-cell office:value-type="float" office:value="4557550151">
            <text:p>4557550151</text:p>
          </table:table-cell>
          <table:table-cell office:value-type="float" office:value="638855319">
            <text:p>638855319</text:p>
          </table:table-cell>
          <table:table-cell table:style-name="Default" office:value-type="float" office:value="5776">
            <text:p>5776</text:p>
          </table:table-cell>
          <table:table-cell table:style-name="Default" table:formula="of:=[.Q21]/[.S21]/10^3" office:value-type="float" office:value="789.049541378116">
            <text:p>789.0495413781</text:p>
          </table:table-cell>
          <table:table-cell table:style-name="Default" table:formula="of:=[.R21]/[.Q21]" office:value-type="float" office:value="0.140175159424154">
            <text:p>0.1401751594</text:p>
          </table:table-cell>
          <table:table-cell table:formula="of:=[.P21]/[.Q21]" office:value-type="float" office:value="1.74136761221566">
            <text:p>1.7413676122</text:p>
          </table:table-cell>
          <table:table-cell table:formula="of:=[.S21]/[.J21]" office:value-type="float" office:value="7.9015047879617">
            <text:p>7.90150478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2]" office:value-type="float" office:value="2000">
            <text:p>2000</text:p>
          </table:table-cell>
          <table:table-cell office:value-type="string">
            <text:p>,</text:p>
          </table:table-cell>
          <table:table-cell table:formula="of:=[.L22]" office:value-type="float" office:value="3739.45705214151">
            <text:p>3739.4570521415</text:p>
          </table:table-cell>
          <table:table-cell office:value-type="string">
            <text:p>)</text:p>
          </table:table-cell>
          <table:table-cell office:value-type="float" office:value="2000">
            <text:p>2000</text:p>
          </table:table-cell>
          <table:table-cell office:value-type="float" office:value="618055372">
            <text:p>618055372</text:p>
          </table:table-cell>
          <table:table-cell office:value-type="float" office:value="388996945">
            <text:p>388996945</text:p>
          </table:table-cell>
          <table:table-cell office:value-type="float" office:value="25450375">
            <text:p>25450375</text:p>
          </table:table-cell>
          <table:table-cell table:style-name="Default" office:value-type="float" office:value="806">
            <text:p>806</text:p>
          </table:table-cell>
          <table:table-cell table:style-name="Default" table:formula="of:=[.H22]/[.J22]/10^3" office:value-type="float" office:value="482.626482630273">
            <text:p>482.6264826303</text:p>
          </table:table-cell>
          <table:table-cell table:style-name="Default" table:formula="of:=[.K22]*[.W22]" office:value-type="float" office:value="3739.45705214151">
            <text:p>3739.4570521415</text:p>
          </table:table-cell>
          <table:table-cell table:style-name="Default" table:formula="of:=[.I22]/[.H22]" office:value-type="float" office:value="0.0654256423530524">
            <text:p>0.0654256424</text:p>
          </table:table-cell>
          <table:table-cell table:style-name="Default" table:formula="of:=[.G22]/[.H22]" office:value-type="float" office:value="1.588843768426">
            <text:p>1.5888437684</text:p>
          </table:table-cell>
          <table:table-cell office:value-type="float" office:value="2000">
            <text:p>2000</text:p>
          </table:table-cell>
          <table:table-cell office:value-type="float" office:value="9256261605">
            <text:p>9256261605</text:p>
          </table:table-cell>
          <table:table-cell office:value-type="float" office:value="5397289200">
            <text:p>5397289200</text:p>
          </table:table-cell>
          <table:table-cell office:value-type="float" office:value="751194340">
            <text:p>751194340</text:p>
          </table:table-cell>
          <table:table-cell table:style-name="Default" office:value-type="float" office:value="6245">
            <text:p>6245</text:p>
          </table:table-cell>
          <table:table-cell table:style-name="Default" table:formula="of:=[.Q22]/[.S22]/10^3" office:value-type="float" office:value="864.257678142514">
            <text:p>864.2576781425</text:p>
          </table:table-cell>
          <table:table-cell table:style-name="Default" table:formula="of:=[.R22]/[.Q22]" office:value-type="float" office:value="0.13917993128847">
            <text:p>0.1391799313</text:p>
          </table:table-cell>
          <table:table-cell table:formula="of:=[.P22]/[.Q22]" office:value-type="float" office:value="1.71498344113189">
            <text:p>1.7149834411</text:p>
          </table:table-cell>
          <table:table-cell table:formula="of:=[.S22]/[.J22]" office:value-type="float" office:value="7.74813895781638">
            <text:p>7.748138957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3]" office:value-type="float" office:value="2100">
            <text:p>2100</text:p>
          </table:table-cell>
          <table:table-cell office:value-type="string">
            <text:p>,</text:p>
          </table:table-cell>
          <table:table-cell table:formula="of:=[.L23]" office:value-type="float" office:value="3205.59762368672">
            <text:p>3205.5976236867</text:p>
          </table:table-cell>
          <table:table-cell office:value-type="string">
            <text:p>)</text:p>
          </table:table-cell>
          <table:table-cell office:value-type="float" office:value="2100">
            <text:p>2100</text:p>
          </table:table-cell>
          <table:table-cell office:value-type="float" office:value="730437213">
            <text:p>730437213</text:p>
          </table:table-cell>
          <table:table-cell office:value-type="float" office:value="419532589">
            <text:p>419532589</text:p>
          </table:table-cell>
          <table:table-cell office:value-type="float" office:value="29703348">
            <text:p>29703348</text:p>
          </table:table-cell>
          <table:table-cell table:style-name="Default" office:value-type="float" office:value="1047">
            <text:p>1047</text:p>
          </table:table-cell>
          <table:table-cell table:style-name="Default" table:formula="of:=[.H23]/[.J23]/10^3" office:value-type="float" office:value="400.699702960841">
            <text:p>400.6997029608</text:p>
          </table:table-cell>
          <table:table-cell table:style-name="Default" table:formula="of:=[.K23]*[.W23]" office:value-type="float" office:value="3205.59762368672">
            <text:p>3205.5976236867</text:p>
          </table:table-cell>
          <table:table-cell table:style-name="Default" table:formula="of:=[.I23]/[.H23]" office:value-type="float" office:value="0.0708010504518875">
            <text:p>0.0708010505</text:p>
          </table:table-cell>
          <table:table-cell table:style-name="Default" table:formula="of:=[.G23]/[.H23]" office:value-type="float" office:value="1.74107383347995">
            <text:p>1.7410738335</text:p>
          </table:table-cell>
          <table:table-cell office:value-type="float" office:value="2100">
            <text:p>2100</text:p>
          </table:table-cell>
          <table:table-cell office:value-type="float" office:value="10714934422">
            <text:p>10714934422</text:p>
          </table:table-cell>
          <table:table-cell office:value-type="float" office:value="6274022753">
            <text:p>6274022753</text:p>
          </table:table-cell>
          <table:table-cell office:value-type="float" office:value="876478056">
            <text:p>876478056</text:p>
          </table:table-cell>
          <table:table-cell table:style-name="Default" office:value-type="float" office:value="8376">
            <text:p>8376</text:p>
          </table:table-cell>
          <table:table-cell table:style-name="Default" table:formula="of:=[.Q23]/[.S23]/10^3" office:value-type="float" office:value="749.047606614136">
            <text:p>749.0476066141</text:p>
          </table:table-cell>
          <table:table-cell table:style-name="Default" table:formula="of:=[.R23]/[.Q23]" office:value-type="float" office:value="0.139699534175406">
            <text:p>0.1396995342</text:p>
          </table:table-cell>
          <table:table-cell table:formula="of:=[.P23]/[.Q23]" office:value-type="float" office:value="1.70782524128981">
            <text:p>1.7078252413</text:p>
          </table:table-cell>
          <table:table-cell table:formula="of:=[.S23]/[.J23]" office:value-type="float" office:value="8">
            <text:p>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4]" office:value-type="float" office:value="2200">
            <text:p>2200</text:p>
          </table:table-cell>
          <table:table-cell office:value-type="string">
            <text:p>,</text:p>
          </table:table-cell>
          <table:table-cell table:formula="of:=[.L24]" office:value-type="float" office:value="3775.1352182203">
            <text:p>3775.1352182203</text:p>
          </table:table-cell>
          <table:table-cell office:value-type="string">
            <text:p>)</text:p>
          </table:table-cell>
          <table:table-cell office:value-type="float" office:value="2200">
            <text:p>2200</text:p>
          </table:table-cell>
          <table:table-cell office:value-type="float" office:value="784020021">
            <text:p>784020021</text:p>
          </table:table-cell>
          <table:table-cell office:value-type="float" office:value="506597608">
            <text:p>506597608</text:p>
          </table:table-cell>
          <table:table-cell office:value-type="float" office:value="33545325">
            <text:p>33545325</text:p>
          </table:table-cell>
          <table:table-cell table:style-name="Default" office:value-type="float" office:value="1109">
            <text:p>1109</text:p>
          </table:table-cell>
          <table:table-cell table:style-name="Default" table:formula="of:=[.H24]/[.J24]/10^3" office:value-type="float" office:value="456.805778178539">
            <text:p>456.8057781785</text:p>
          </table:table-cell>
          <table:table-cell table:style-name="Default" table:formula="of:=[.K24]*[.W24]" office:value-type="float" office:value="3775.1352182203">
            <text:p>3775.1352182203</text:p>
          </table:table-cell>
          <table:table-cell table:style-name="Default" table:formula="of:=[.I24]/[.H24]" office:value-type="float" office:value="0.0662169036534416">
            <text:p>0.0662169037</text:p>
          </table:table-cell>
          <table:table-cell table:style-name="Default" table:formula="of:=[.G24]/[.H24]" office:value-type="float" office:value="1.5476188766371">
            <text:p>1.5476188766</text:p>
          </table:table-cell>
          <table:table-cell office:value-type="float" office:value="2200">
            <text:p>2200</text:p>
          </table:table-cell>
          <table:table-cell office:value-type="float" office:value="12319325873">
            <text:p>12319325873</text:p>
          </table:table-cell>
          <table:table-cell office:value-type="float" office:value="7200701547">
            <text:p>7200701547</text:p>
          </table:table-cell>
          <table:table-cell office:value-type="float" office:value="1015843692">
            <text:p>1015843692</text:p>
          </table:table-cell>
          <table:table-cell table:style-name="Default" office:value-type="float" office:value="9165">
            <text:p>9165</text:p>
          </table:table-cell>
          <table:table-cell table:style-name="Default" table:formula="of:=[.Q24]/[.S24]/10^3" office:value-type="float" office:value="785.673927659574">
            <text:p>785.6739276596</text:p>
          </table:table-cell>
          <table:table-cell table:style-name="Default" table:formula="of:=[.R24]/[.Q24]" office:value-type="float" office:value="0.141075655666249">
            <text:p>0.1410756557</text:p>
          </table:table-cell>
          <table:table-cell table:formula="of:=[.P24]/[.Q24]" office:value-type="float" office:value="1.71085078205089">
            <text:p>1.7108507821</text:p>
          </table:table-cell>
          <table:table-cell table:formula="of:=[.S24]/[.J24]" office:value-type="float" office:value="8.26420198376916">
            <text:p>8.2642019838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5]" office:value-type="float" office:value="2300">
            <text:p>2300</text:p>
          </table:table-cell>
          <table:table-cell office:value-type="string">
            <text:p>,</text:p>
          </table:table-cell>
          <table:table-cell table:formula="of:=[.L25]" office:value-type="float" office:value="3298.55623821219">
            <text:p>3298.5562382122</text:p>
          </table:table-cell>
          <table:table-cell office:value-type="string">
            <text:p>)</text:p>
          </table:table-cell>
          <table:table-cell office:value-type="float" office:value="2300">
            <text:p>2300</text:p>
          </table:table-cell>
          <table:table-cell office:value-type="float" office:value="881369858">
            <text:p>881369858</text:p>
          </table:table-cell>
          <table:table-cell office:value-type="float" office:value="546067084">
            <text:p>546067084</text:p>
          </table:table-cell>
          <table:table-cell office:value-type="float" office:value="39152933">
            <text:p>39152933</text:p>
          </table:table-cell>
          <table:table-cell table:style-name="Default" office:value-type="float" office:value="1369">
            <text:p>1369</text:p>
          </table:table-cell>
          <table:table-cell table:style-name="Default" table:formula="of:=[.H25]/[.J25]/10^3" office:value-type="float" office:value="398.880265887509">
            <text:p>398.8802658875</text:p>
          </table:table-cell>
          <table:table-cell table:style-name="Default" table:formula="of:=[.K25]*[.W25]" office:value-type="float" office:value="3298.55623821219">
            <text:p>3298.5562382122</text:p>
          </table:table-cell>
          <table:table-cell table:style-name="Default" table:formula="of:=[.I25]/[.H25]" office:value-type="float" office:value="0.0716998591330585">
            <text:p>0.0716998591</text:p>
          </table:table-cell>
          <table:table-cell table:style-name="Default" table:formula="of:=[.G25]/[.H25]" office:value-type="float" office:value="1.61403220194829">
            <text:p>1.6140322019</text:p>
          </table:table-cell>
          <table:table-cell office:value-type="float" office:value="2300">
            <text:p>2300</text:p>
          </table:table-cell>
          <table:table-cell office:value-type="float" office:value="14076373735">
            <text:p>14076373735</text:p>
          </table:table-cell>
          <table:table-cell office:value-type="float" office:value="8314265228">
            <text:p>8314265228</text:p>
          </table:table-cell>
          <table:table-cell office:value-type="float" office:value="1169802568">
            <text:p>1169802568</text:p>
          </table:table-cell>
          <table:table-cell table:style-name="Default" office:value-type="float" office:value="11321">
            <text:p>11321</text:p>
          </table:table-cell>
          <table:table-cell table:style-name="Default" table:formula="of:=[.Q25]/[.S25]/10^3" office:value-type="float" office:value="734.410849571593">
            <text:p>734.4108495716</text:p>
          </table:table-cell>
          <table:table-cell table:style-name="Default" table:formula="of:=[.R25]/[.Q25]" office:value-type="float" office:value="0.140698250046252">
            <text:p>0.14069825</text:p>
          </table:table-cell>
          <table:table-cell table:formula="of:=[.P25]/[.Q25]" office:value-type="float" office:value="1.69303881329103">
            <text:p>1.6930388133</text:p>
          </table:table-cell>
          <table:table-cell table:formula="of:=[.S25]/[.J25]" office:value-type="float" office:value="8.26953981008035">
            <text:p>8.269539810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6]" office:value-type="float" office:value="2400">
            <text:p>2400</text:p>
          </table:table-cell>
          <table:table-cell office:value-type="string">
            <text:p>,</text:p>
          </table:table-cell>
          <table:table-cell table:formula="of:=[.L26]" office:value-type="float" office:value="3602.61064360984">
            <text:p>3602.6106436099</text:p>
          </table:table-cell>
          <table:table-cell office:value-type="string">
            <text:p>)</text:p>
          </table:table-cell>
          <table:table-cell office:value-type="float" office:value="2400">
            <text:p>2400</text:p>
          </table:table-cell>
          <table:table-cell office:value-type="float" office:value="1012963797">
            <text:p>1012963797</text:p>
          </table:table-cell>
          <table:table-cell office:value-type="float" office:value="667045955">
            <text:p>667045955</text:p>
          </table:table-cell>
          <table:table-cell office:value-type="float" office:value="45730725">
            <text:p>45730725</text:p>
          </table:table-cell>
          <table:table-cell table:style-name="Default" office:value-type="float" office:value="1462">
            <text:p>1462</text:p>
          </table:table-cell>
          <table:table-cell table:style-name="Default" table:formula="of:=[.H26]/[.J26]/10^3" office:value-type="float" office:value="456.255783173735">
            <text:p>456.2557831737</text:p>
          </table:table-cell>
          <table:table-cell table:style-name="Default" table:formula="of:=[.K26]*[.W26]" office:value-type="float" office:value="3602.61064360984">
            <text:p>3602.6106436099</text:p>
          </table:table-cell>
          <table:table-cell table:style-name="Default" table:formula="of:=[.I26]/[.H26]" office:value-type="float" office:value="0.0685570831472923">
            <text:p>0.0685570831</text:p>
          </table:table-cell>
          <table:table-cell table:style-name="Default" table:formula="of:=[.G26]/[.H26]" office:value-type="float" office:value="1.51858172500274">
            <text:p>1.518581725</text:p>
          </table:table-cell>
          <table:table-cell office:value-type="float" office:value="2400">
            <text:p>2400</text:p>
          </table:table-cell>
          <table:table-cell office:value-type="float" office:value="15993015167">
            <text:p>15993015167</text:p>
          </table:table-cell>
          <table:table-cell office:value-type="float" office:value="10015808248">
            <text:p>10015808248</text:p>
          </table:table-cell>
          <table:table-cell office:value-type="float" office:value="1340379375">
            <text:p>1340379375</text:p>
          </table:table-cell>
          <table:table-cell table:style-name="Default" office:value-type="float" office:value="11544">
            <text:p>11544</text:p>
          </table:table-cell>
          <table:table-cell table:style-name="Default" table:formula="of:=[.Q26]/[.S26]/10^3" office:value-type="float" office:value="867.620257103257">
            <text:p>867.6202571033</text:p>
          </table:table-cell>
          <table:table-cell table:style-name="Default" table:formula="of:=[.R26]/[.Q26]" office:value-type="float" office:value="0.13382638143733">
            <text:p>0.1338263814</text:p>
          </table:table-cell>
          <table:table-cell table:formula="of:=[.P26]/[.Q26]" office:value-type="float" office:value="1.59677729155743">
            <text:p>1.5967772916</text:p>
          </table:table-cell>
          <table:table-cell table:formula="of:=[.S26]/[.J26]" office:value-type="float" office:value="7.89603283173735">
            <text:p>7.8960328317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7]" office:value-type="float" office:value="2500">
            <text:p>2500</text:p>
          </table:table-cell>
          <table:table-cell office:value-type="string">
            <text:p>,</text:p>
          </table:table-cell>
          <table:table-cell table:formula="of:=[.L27]" office:value-type="float" office:value="3034.34682473581">
            <text:p>3034.3468247358</text:p>
          </table:table-cell>
          <table:table-cell office:value-type="string">
            <text:p>)</text:p>
          </table:table-cell>
          <table:table-cell office:value-type="float" office:value="2500">
            <text:p>2500</text:p>
          </table:table-cell>
          <table:table-cell office:value-type="float" office:value="1156951229">
            <text:p>1156951229</text:p>
          </table:table-cell>
          <table:table-cell office:value-type="float" office:value="716841605">
            <text:p>716841605</text:p>
          </table:table-cell>
          <table:table-cell office:value-type="float" office:value="51601025">
            <text:p>51601025</text:p>
          </table:table-cell>
          <table:table-cell table:style-name="Default" office:value-type="float" office:value="1871">
            <text:p>1871</text:p>
          </table:table-cell>
          <table:table-cell table:style-name="Default" table:formula="of:=[.H27]/[.J27]/10^3" office:value-type="float" office:value="383.132872795297">
            <text:p>383.1328727953</text:p>
          </table:table-cell>
          <table:table-cell table:style-name="Default" table:formula="of:=[.K27]*[.W27]" office:value-type="float" office:value="3034.34682473581">
            <text:p>3034.3468247358</text:p>
          </table:table-cell>
          <table:table-cell table:style-name="Default" table:formula="of:=[.I27]/[.H27]" office:value-type="float" office:value="0.0719838589725829">
            <text:p>0.071983859</text:p>
          </table:table-cell>
          <table:table-cell table:style-name="Default" table:formula="of:=[.G27]/[.H27]" office:value-type="float" office:value="1.61395658529055">
            <text:p>1.6139565853</text:p>
          </table:table-cell>
          <table:table-cell office:value-type="float" office:value="2500">
            <text:p>2500</text:p>
          </table:table-cell>
          <table:table-cell office:value-type="float" office:value="18076188179">
            <text:p>18076188179</text:p>
          </table:table-cell>
          <table:table-cell office:value-type="float" office:value="10716982243">
            <text:p>10716982243</text:p>
          </table:table-cell>
          <table:table-cell office:value-type="float" office:value="1527610866">
            <text:p>1527610866</text:p>
          </table:table-cell>
          <table:table-cell table:style-name="Default" office:value-type="float" office:value="14818">
            <text:p>14818</text:p>
          </table:table-cell>
          <table:table-cell table:style-name="Default" table:formula="of:=[.Q27]/[.S27]/10^3" office:value-type="float" office:value="723.240804629505">
            <text:p>723.2408046295</text:p>
          </table:table-cell>
          <table:table-cell table:style-name="Default" table:formula="of:=[.R27]/[.Q27]" office:value-type="float" office:value="0.142541139974155">
            <text:p>0.14254114</text:p>
          </table:table-cell>
          <table:table-cell table:formula="of:=[.P27]/[.Q27]" office:value-type="float" office:value="1.68668639819822">
            <text:p>1.6866863982</text:p>
          </table:table-cell>
          <table:table-cell table:formula="of:=[.S27]/[.J27]" office:value-type="float" office:value="7.91982896846606">
            <text:p>7.9198289685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8]" office:value-type="float" office:value="2600">
            <text:p>2600</text:p>
          </table:table-cell>
          <table:table-cell office:value-type="string">
            <text:p>,</text:p>
          </table:table-cell>
          <table:table-cell table:formula="of:=[.L28]" office:value-type="float" office:value="3297.05100366181">
            <text:p>3297.0510036618</text:p>
          </table:table-cell>
          <table:table-cell office:value-type="string">
            <text:p>)</text:p>
          </table:table-cell>
          <table:table-cell office:value-type="float" office:value="2600">
            <text:p>2600</text:p>
          </table:table-cell>
          <table:table-cell office:value-type="float" office:value="1282610611">
            <text:p>1282610611</text:p>
          </table:table-cell>
          <table:table-cell office:value-type="float" office:value="829223644">
            <text:p>829223644</text:p>
          </table:table-cell>
          <table:table-cell office:value-type="float" office:value="59234889">
            <text:p>59234889</text:p>
          </table:table-cell>
          <table:table-cell table:style-name="Default" office:value-type="float" office:value="1988">
            <text:p>1988</text:p>
          </table:table-cell>
          <table:table-cell table:style-name="Default" table:formula="of:=[.H28]/[.J28]/10^3" office:value-type="float" office:value="417.114509054326">
            <text:p>417.1145090543</text:p>
          </table:table-cell>
          <table:table-cell table:style-name="Default" table:formula="of:=[.K28]*[.W28]" office:value-type="float" office:value="3297.05100366181">
            <text:p>3297.0510036618</text:p>
          </table:table-cell>
          <table:table-cell table:style-name="Default" table:formula="of:=[.I28]/[.H28]" office:value-type="float" office:value="0.0714341534139854">
            <text:p>0.0714341534</text:p>
          </table:table-cell>
          <table:table-cell table:style-name="Default" table:formula="of:=[.G28]/[.H28]" office:value-type="float" office:value="1.54676078073818">
            <text:p>1.5467607807</text:p>
          </table:table-cell>
          <table:table-cell office:value-type="float" office:value="2600">
            <text:p>2600</text:p>
          </table:table-cell>
          <table:table-cell office:value-type="float" office:value="20332829725">
            <text:p>20332829725</text:p>
          </table:table-cell>
          <table:table-cell office:value-type="float" office:value="12047440313">
            <text:p>12047440313</text:p>
          </table:table-cell>
          <table:table-cell office:value-type="float" office:value="1731031408">
            <text:p>1731031408</text:p>
          </table:table-cell>
          <table:table-cell table:style-name="Default" office:value-type="float" office:value="15714">
            <text:p>15714</text:p>
          </table:table-cell>
          <table:table-cell table:style-name="Default" table:formula="of:=[.Q28]/[.S28]/10^3" office:value-type="float" office:value="766.669232086038">
            <text:p>766.669232086</text:p>
          </table:table-cell>
          <table:table-cell table:style-name="Default" table:formula="of:=[.R28]/[.Q28]" office:value-type="float" office:value="0.143684580543811">
            <text:p>0.1436845805</text:p>
          </table:table-cell>
          <table:table-cell table:formula="of:=[.P28]/[.Q28]" office:value-type="float" office:value="1.68773027271689">
            <text:p>1.6877302727</text:p>
          </table:table-cell>
          <table:table-cell table:formula="of:=[.S28]/[.J28]" office:value-type="float" office:value="7.90442655935614">
            <text:p>7.9044265594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29]" office:value-type="float" office:value="2700">
            <text:p>2700</text:p>
          </table:table-cell>
          <table:table-cell office:value-type="string">
            <text:p>,</text:p>
          </table:table-cell>
          <table:table-cell table:formula="of:=[.L29]" office:value-type="float" office:value="2838.25133342256">
            <text:p>2838.2513334226</text:p>
          </table:table-cell>
          <table:table-cell office:value-type="string">
            <text:p>)</text:p>
          </table:table-cell>
          <table:table-cell office:value-type="float" office:value="2700">
            <text:p>2700</text:p>
          </table:table-cell>
          <table:table-cell office:value-type="float" office:value="1450609802">
            <text:p>1450609802</text:p>
          </table:table-cell>
          <table:table-cell office:value-type="float" office:value="900380942">
            <text:p>900380942</text:p>
          </table:table-cell>
          <table:table-cell office:value-type="float" office:value="67312035">
            <text:p>67312035</text:p>
          </table:table-cell>
          <table:table-cell table:style-name="Default" office:value-type="float" office:value="2451">
            <text:p>2451</text:p>
          </table:table-cell>
          <table:table-cell table:style-name="Default" table:formula="of:=[.H29]/[.J29]/10^3" office:value-type="float" office:value="367.352485516116">
            <text:p>367.3524855161</text:p>
          </table:table-cell>
          <table:table-cell table:style-name="Default" table:formula="of:=[.K29]*[.W29]" office:value-type="float" office:value="2838.25133342256">
            <text:p>2838.2513334226</text:p>
          </table:table-cell>
          <table:table-cell table:style-name="Default" table:formula="of:=[.I29]/[.H29]" office:value-type="float" office:value="0.0747595066266962">
            <text:p>0.0747595066</text:p>
          </table:table-cell>
          <table:table-cell table:style-name="Default" table:formula="of:=[.G29]/[.H29]" office:value-type="float" office:value="1.61110673753021">
            <text:p>1.6111067375</text:p>
          </table:table-cell>
          <table:table-cell office:value-type="float" office:value="2700">
            <text:p>2700</text:p>
          </table:table-cell>
          <table:table-cell office:value-type="float" office:value="22769877772">
            <text:p>22769877772</text:p>
          </table:table-cell>
          <table:table-cell office:value-type="float" office:value="13505971273">
            <text:p>13505971273</text:p>
          </table:table-cell>
          <table:table-cell office:value-type="float" office:value="1953786727">
            <text:p>1953786727</text:p>
          </table:table-cell>
          <table:table-cell table:style-name="Default" office:value-type="float" office:value="18937">
            <text:p>18937</text:p>
          </table:table-cell>
          <table:table-cell table:style-name="Default" table:formula="of:=[.Q29]/[.S29]/10^3" office:value-type="float" office:value="713.205432381053">
            <text:p>713.2054323811</text:p>
          </table:table-cell>
          <table:table-cell table:style-name="Default" table:formula="of:=[.R29]/[.Q29]" office:value-type="float" office:value="0.144660956809959">
            <text:p>0.1446609568</text:p>
          </table:table-cell>
          <table:table-cell table:formula="of:=[.P29]/[.Q29]" office:value-type="float" office:value="1.68591190605593">
            <text:p>1.6859119061</text:p>
          </table:table-cell>
          <table:table-cell table:formula="of:=[.S29]/[.J29]" office:value-type="float" office:value="7.72623419012648">
            <text:p>7.726234190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30]" office:value-type="float" office:value="2800">
            <text:p>2800</text:p>
          </table:table-cell>
          <table:table-cell office:value-type="string">
            <text:p>,</text:p>
          </table:table-cell>
          <table:table-cell table:formula="of:=[.L30]" office:value-type="float" office:value="3320.48118737545">
            <text:p>3320.4811873755</text:p>
          </table:table-cell>
          <table:table-cell office:value-type="string">
            <text:p>)</text:p>
          </table:table-cell>
          <table:table-cell office:value-type="float" office:value="2800">
            <text:p>2800</text:p>
          </table:table-cell>
          <table:table-cell office:value-type="float" office:value="1596298898">
            <text:p>1596298898</text:p>
          </table:table-cell>
          <table:table-cell office:value-type="float" office:value="1039110277">
            <text:p>1039110277</text:p>
          </table:table-cell>
          <table:table-cell office:value-type="float" office:value="75597935">
            <text:p>75597935</text:p>
          </table:table-cell>
          <table:table-cell table:style-name="Default" office:value-type="float" office:value="2437">
            <text:p>2437</text:p>
          </table:table-cell>
          <table:table-cell table:style-name="Default" table:formula="of:=[.H30]/[.J30]/10^3" office:value-type="float" office:value="426.389116536726">
            <text:p>426.3891165367</text:p>
          </table:table-cell>
          <table:table-cell table:style-name="Default" table:formula="of:=[.K30]*[.W30]" office:value-type="float" office:value="3320.48118737545">
            <text:p>3320.4811873755</text:p>
          </table:table-cell>
          <table:table-cell table:style-name="Default" table:formula="of:=[.I30]/[.H30]" office:value-type="float" office:value="0.0727525621421604">
            <text:p>0.0727525621</text:p>
          </table:table-cell>
          <table:table-cell table:style-name="Default" table:formula="of:=[.G30]/[.H30]" office:value-type="float" office:value="1.53621702463443">
            <text:p>1.5362170246</text:p>
          </table:table-cell>
          <table:table-cell office:value-type="float" office:value="2800">
            <text:p>2800</text:p>
          </table:table-cell>
          <table:table-cell office:value-type="float" office:value="25394269261">
            <text:p>25394269261</text:p>
          </table:table-cell>
          <table:table-cell office:value-type="float" office:value="15621252012">
            <text:p>15621252012</text:p>
          </table:table-cell>
          <table:table-cell office:value-type="float" office:value="2195023849">
            <text:p>2195023849</text:p>
          </table:table-cell>
          <table:table-cell table:style-name="Default" office:value-type="float" office:value="18978">
            <text:p>18978</text:p>
          </table:table-cell>
          <table:table-cell table:style-name="Default" table:formula="of:=[.Q30]/[.S30]/10^3" office:value-type="float" office:value="823.124249762883">
            <text:p>823.1242497629</text:p>
          </table:table-cell>
          <table:table-cell table:style-name="Default" table:formula="of:=[.R30]/[.Q30]" office:value-type="float" office:value="0.14051523189779">
            <text:p>0.1405152319</text:p>
          </table:table-cell>
          <table:table-cell table:formula="of:=[.P30]/[.Q30]" office:value-type="float" office:value="1.62562317293726">
            <text:p>1.6256231729</text:p>
          </table:table-cell>
          <table:table-cell table:formula="of:=[.S30]/[.J30]" office:value-type="float" office:value="7.78744357816988">
            <text:p>7.7874435782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31]" office:value-type="float" office:value="2900">
            <text:p>2900</text:p>
          </table:table-cell>
          <table:table-cell office:value-type="string">
            <text:p>,</text:p>
          </table:table-cell>
          <table:table-cell table:formula="of:=[.L31]" office:value-type="float" office:value="2715.49452130132">
            <text:p>2715.4945213013</text:p>
          </table:table-cell>
          <table:table-cell office:value-type="string">
            <text:p>)</text:p>
          </table:table-cell>
          <table:table-cell office:value-type="float" office:value="2900">
            <text:p>2900</text:p>
          </table:table-cell>
          <table:table-cell office:value-type="float" office:value="1790156225">
            <text:p>1790156225</text:p>
          </table:table-cell>
          <table:table-cell office:value-type="float" office:value="1111162927">
            <text:p>1111162927</text:p>
          </table:table-cell>
          <table:table-cell office:value-type="float" office:value="82617240">
            <text:p>82617240</text:p>
          </table:table-cell>
          <table:table-cell table:style-name="Default" office:value-type="float" office:value="3123">
            <text:p>3123</text:p>
          </table:table-cell>
          <table:table-cell table:style-name="Default" table:formula="of:=[.H31]/[.J31]/10^3" office:value-type="float" office:value="355.799848543068">
            <text:p>355.7998485431</text:p>
          </table:table-cell>
          <table:table-cell table:style-name="Default" table:formula="of:=[.K31]*[.W31]" office:value-type="float" office:value="2715.49452130132">
            <text:p>2715.4945213013</text:p>
          </table:table-cell>
          <table:table-cell table:style-name="Default" table:formula="of:=[.I31]/[.H31]" office:value-type="float" office:value="0.0743520486442579">
            <text:p>0.0743520486</text:p>
          </table:table-cell>
          <table:table-cell table:style-name="Default" table:formula="of:=[.G31]/[.H31]" office:value-type="float" office:value="1.61106547158948">
            <text:p>1.6110654716</text:p>
          </table:table-cell>
          <table:table-cell office:value-type="float" office:value="2900">
            <text:p>2900</text:p>
          </table:table-cell>
          <table:table-cell office:value-type="float" office:value="28212942523">
            <text:p>28212942523</text:p>
          </table:table-cell>
          <table:table-cell office:value-type="float" office:value="16747394372">
            <text:p>16747394372</text:p>
          </table:table-cell>
          <table:table-cell office:value-type="float" office:value="2456696392">
            <text:p>2456696392</text:p>
          </table:table-cell>
          <table:table-cell table:style-name="Default" office:value-type="float" office:value="23835">
            <text:p>23835</text:p>
          </table:table-cell>
          <table:table-cell table:style-name="Default" table:formula="of:=[.Q31]/[.S31]/10^3" office:value-type="float" office:value="702.638740172016">
            <text:p>702.638740172</text:p>
          </table:table-cell>
          <table:table-cell table:style-name="Default" table:formula="of:=[.R31]/[.Q31]" office:value-type="float" office:value="0.146691260588415">
            <text:p>0.1466912606</text:p>
          </table:table-cell>
          <table:table-cell table:formula="of:=[.P31]/[.Q31]" office:value-type="float" office:value="1.68461683628644">
            <text:p>1.6846168363</text:p>
          </table:table-cell>
          <table:table-cell table:formula="of:=[.S31]/[.J31]" office:value-type="float" office:value="7.63208453410183">
            <text:p>7.6320845341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office:value-type="string">
            <text:p>(</text:p>
          </table:table-cell>
          <table:table-cell table:formula="of:=[.F32]" office:value-type="float" office:value="3000">
            <text:p>3000</text:p>
          </table:table-cell>
          <table:table-cell office:value-type="string">
            <text:p>,</text:p>
          </table:table-cell>
          <table:table-cell table:formula="of:=[.L32]" office:value-type="float" office:value="3114.0769102857">
            <text:p>3114.0769102857</text:p>
          </table:table-cell>
          <table:table-cell office:value-type="string">
            <text:p>)</text:p>
          </table:table-cell>
          <table:table-cell office:value-type="float" office:value="3000">
            <text:p>3000</text:p>
          </table:table-cell>
          <table:table-cell office:value-type="float" office:value="1957353580">
            <text:p>1957353580</text:p>
          </table:table-cell>
          <table:table-cell office:value-type="float" office:value="1270762977">
            <text:p>1270762977</text:p>
          </table:table-cell>
          <table:table-cell office:value-type="float" office:value="90415277">
            <text:p>90415277</text:p>
          </table:table-cell>
          <table:table-cell table:style-name="Default" office:value-type="float" office:value="3185">
            <text:p>3185</text:p>
          </table:table-cell>
          <table:table-cell table:style-name="Default" table:formula="of:=[.H32]/[.J32]/10^3" office:value-type="float" office:value="398.983666248038">
            <text:p>398.983666248</text:p>
          </table:table-cell>
          <table:table-cell table:style-name="Default" table:formula="of:=[.K32]*[.W32]" office:value-type="float" office:value="3114.0769102857">
            <text:p>3114.0769102857</text:p>
          </table:table-cell>
          <table:table-cell table:style-name="Default" table:formula="of:=[.I32]/[.H32]" office:value-type="float" office:value="0.0711503865287696">
            <text:p>0.0711503865</text:p>
          </table:table-cell>
          <table:table-cell table:style-name="Default" table:formula="of:=[.G32]/[.H32]" office:value-type="float" office:value="1.54029792764414">
            <text:p>1.5402979276</text:p>
          </table:table-cell>
          <table:table-cell office:value-type="float" office:value="3000">
            <text:p>3000</text:p>
          </table:table-cell>
          <table:table-cell office:value-type="float" office:value="31232834155">
            <text:p>31232834155</text:p>
          </table:table-cell>
          <table:table-cell office:value-type="float" office:value="18836547246">
            <text:p>18836547246</text:p>
          </table:table-cell>
          <table:table-cell office:value-type="float" office:value="2739497033">
            <text:p>2739497033</text:p>
          </table:table-cell>
          <table:table-cell table:style-name="Default" office:value-type="float" office:value="24859">
            <text:p>24859</text:p>
          </table:table-cell>
          <table:table-cell table:style-name="Default" table:formula="of:=[.Q32]/[.S32]/10^3" office:value-type="float" office:value="757.735518162436">
            <text:p>757.7355181624</text:p>
          </table:table-cell>
          <table:table-cell table:style-name="Default" table:formula="of:=[.R32]/[.Q32]" office:value-type="float" office:value="0.145435200900831">
            <text:p>0.1454352009</text:p>
          </table:table-cell>
          <table:table-cell table:formula="of:=[.P32]/[.Q32]" office:value-type="float" office:value="1.65809761986143">
            <text:p>1.6580976199</text:p>
          </table:table-cell>
          <table:table-cell table:formula="of:=[.S32]/[.J32]" office:value-type="float" office:value="7.80502354788069">
            <text:p>7.8050235479</text:p>
          </table:table-cell>
          <table:table-cell table:number-columns-repeated="2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9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8"/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 table:number-rows-repeated="2">
          <table:table-cell table:number-columns-repeated="8"/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>
          <table:table-cell table:number-columns-repeated="8"/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1" table:number-rows-repeated="10">
          <table:table-cell table:number-columns-repeated="8"/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 table:number-rows-repeated="4">
          <table:table-cell table:number-columns-repeated="8"/>
          <table:table-cell table:style-name="Default" table:number-columns-repeated="6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 table:number-rows-repeated="52">
          <table:table-cell table:number-columns-repeated="9"/>
          <table:table-cell table:style-name="Default" table:number-columns-repeated="5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4"/>
          <table:table-cell table:style-name="Default" table:number-columns-repeated="3"/>
          <table:table-cell table:number-columns-repeated="4"/>
          <table:table-cell table:style-name="Default" table:number-columns-repeated="3"/>
        </table:table-row>
        <table:table-row table:style-name="ro2" table:number-rows-repeated="1048472">
          <table:table-cell table:number-columns-repeated="99"/>
        </table:table-row>
        <table:table-row table:style-name="ro2">
          <table:table-cell table:number-columns-repeated="99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0" number:min-integer-digits="1"/>
    </number:number-style>
    <number:number-style style:name="N117">
      <number:number number:decimal-places="6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5">12/05/2011</text:date>, <text:time>03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tin@cs.drexel.edu </meta:initial-creator>
    <meta:creation-date>2011-10-20T13:39:25</meta:creation-date>
    <dc:date>2011-12-05T03:13:09</dc:date>
    <dc:creator>dustin@cs.drexel.edu </dc:creator>
    <meta:editing-duration>P1DT11H2M17S</meta:editing-duration>
    <meta:editing-cycles>9</meta:editing-cycles>
    <meta:generator>LibreOffice/3.3$Unix LibreOffice_project/330m19$Build-301</meta:generator>
    <meta:document-statistic meta:table-count="3" meta:cell-count="710" meta:object-count="0"/>
  </office:meta>
</office:document-meta>
</file>